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9728in"/>
    </style:style>
    <style:style style:name="co3" style:family="table-column">
      <style:table-column-properties fo:break-before="auto" style:column-width="7.90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 style:font-name="Arial" fo:font-size="12pt" style:text-underline-style="none" style:font-size-asian="12pt" style:font-size-complex="12pt"/>
    </style:style>
    <style:style style:name="ce2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/>
      <style:text-properties fo:color="#000000" style:font-name="Arial" fo:font-size="12pt" fo:language="en" fo:country="US" style:text-underline-style="none" style:font-name-asian="ArialMT" style:font-size-asian="12pt" style:language-asian="en" style:country-asian="US" style:font-name-complex="ArialMT" style:font-size-complex="12pt" style:language-complex="en" style:country-complex="US"/>
    </style:style>
    <style:style style:name="ce6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name-complex="Times-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en" style:country-asian="US" style:font-style-asian="normal" style:font-weight-asian="normal" style:font-name-complex="Courier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name-complex="Arial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name-complex="Arial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Arial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4" table:number-columns-repeated="2" table:default-cell-style-name="ce12"/>
        <table:table-row table:style-name="ro1">
          <table:table-cell office:value-type="string">
            <text:p>8173/3</text:p>
          </table:table-cell>
          <table:table-cell office:value-type="string">
            <text:p>C22.0</text:p>
          </table:table-cell>
          <table:table-cell table:style-name="ce2" office:value-type="string">
            <text:p>C1266019</text:p>
          </table:table-cell>
          <table:table-cell table:style-name="ce2" office:value-type="string">
            <text:p>Hepatocellular carcinoma, spindle cell variant</text:p>
          </table:table-cell>
          <table:table-cell table:number-columns-repeated="1020"/>
        </table:table-row>
        <table:table-row table:style-name="ro1">
          <table:table-cell office:value-type="string">
            <text:p>8174/3</text:p>
          </table:table-cell>
          <table:table-cell office:value-type="string">
            <text:p>C22.0</text:p>
          </table:table-cell>
          <table:table-cell table:style-name="ce2" office:value-type="string">
            <text:p>C1266020</text:p>
          </table:table-cell>
          <table:table-cell table:style-name="ce9" office:value-type="string">
            <text:p>Hepatocellular carcinoma, clear cell type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3.9</text:p>
          </table:table-cell>
          <table:table-cell table:style-name="ce3" office:value-type="string">
            <text:p>C129857</text:p>
          </table:table-cell>
          <table:table-cell table:style-name="ce3" office:value-type="string">
            <text:p>Gingiv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04.9</text:p>
          </table:table-cell>
          <table:table-cell table:style-name="ce4" office:value-type="string">
            <text:p>C129873</text:p>
          </table:table-cell>
          <table:table-cell table:style-name="ce4" office:value-type="string">
            <text:p>Floor of Mouth Basaloid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9</text:p>
          </table:table-cell>
          <table:table-cell table:style-name="ce4" office:value-type="string">
            <text:p>C136709</text:p>
          </table:table-cell>
          <table:table-cell table:style-name="ce4" office:value-type="string">
            <text:p>Invasive Lung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3</text:p>
          </table:table-cell>
          <table:table-cell table:style-name="ce4" office:value-type="string">
            <text:p>C136709</text:p>
          </table:table-cell>
          <table:table-cell table:style-name="ce4" office:value-type="string">
            <text:p>Invasive Lung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2</text:p>
          </table:table-cell>
          <table:table-cell table:style-name="ce4" office:value-type="string">
            <text:p>C136709</text:p>
          </table:table-cell>
          <table:table-cell table:style-name="ce4" office:value-type="string">
            <text:p>Invasive Lung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0</text:p>
          </table:table-cell>
          <table:table-cell table:style-name="ce4" office:value-type="string">
            <text:p>C136709</text:p>
          </table:table-cell>
          <table:table-cell table:style-name="ce4" office:value-type="string">
            <text:p>Invasive Lung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072/3</text:p>
          </table:table-cell>
          <table:table-cell office:value-type="string">
            <text:p>C34.1</text:p>
          </table:table-cell>
          <table:table-cell table:style-name="ce4" office:value-type="string">
            <text:p>C136714</text:p>
          </table:table-cell>
          <table:table-cell table:style-name="ce4" office:value-type="string">
            <text:p>Lung Non-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2/3</text:p>
          </table:table-cell>
          <table:table-cell office:value-type="string">
            <text:p>C34.3</text:p>
          </table:table-cell>
          <table:table-cell table:style-name="ce4" office:value-type="string">
            <text:p>C136714</text:p>
          </table:table-cell>
          <table:table-cell table:style-name="ce4" office:value-type="string">
            <text:p>Lung Non-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5.1</text:p>
          </table:table-cell>
          <table:table-cell table:style-name="ce3" office:value-type="string">
            <text:p>C150027</text:p>
          </table:table-cell>
          <table:table-cell table:style-name="ce3" office:value-type="string">
            <text:p>Thoracic Esophagus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5.4</text:p>
          </table:table-cell>
          <table:table-cell table:style-name="ce3" office:value-type="string">
            <text:p>C150027</text:p>
          </table:table-cell>
          <table:table-cell table:style-name="ce3" office:value-type="string">
            <text:p>Thoracic Esophagus Adeno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6.0</text:p>
          </table:table-cell>
          <table:table-cell table:style-name="ce3" office:value-type="string">
            <text:p>C150034</text:p>
          </table:table-cell>
          <table:table-cell table:style-name="ce3" office:value-type="string">
            <text:p>Gastric Cardia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5.5</text:p>
          </table:table-cell>
          <table:table-cell table:style-name="ce3" office:value-type="string">
            <text:p>C152036</text:p>
          </table:table-cell>
          <table:table-cell table:style-name="ce3" office:value-type="string">
            <text:p>Distal Esophagus Adenocarcinoma</text:p>
          </table:table-cell>
          <table:table-cell table:number-columns-repeated="1020"/>
        </table:table-row>
        <table:table-row table:style-name="ro1">
          <table:table-cell office:value-type="string">
            <text:p>9401/3</text:p>
          </table:table-cell>
          <table:table-cell office:value-type="string">
            <text:p>C71.1</text:p>
          </table:table-cell>
          <table:table-cell table:style-name="ce5" office:value-type="string">
            <text:p>C156035</text:p>
          </table:table-cell>
          <table:table-cell table:style-name="ce4" office:value-type="string">
            <text:p>Frontal Lobe Anaplastic Astrocytoma</text:p>
          </table:table-cell>
          <table:table-cell table:number-columns-repeated="1020"/>
        </table:table-row>
        <table:table-row table:style-name="ro1">
          <table:table-cell office:value-type="string">
            <text:p>9401/3</text:p>
          </table:table-cell>
          <table:table-cell office:value-type="string">
            <text:p>C71.2</text:p>
          </table:table-cell>
          <table:table-cell table:style-name="ce4" office:value-type="string">
            <text:p>C156036</text:p>
          </table:table-cell>
          <table:table-cell table:style-name="ce4" office:value-type="string">
            <text:p>Temporal Lobe Anaplastic Astrocyt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25.0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80.9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5.5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34.1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34.3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7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772/0</text:p>
          </table:table-cell>
          <table:table-cell office:value-type="string">
            <text:p>C34.3</text:p>
          </table:table-cell>
          <table:table-cell office:value-type="string">
            <text:p>C27007</text:p>
          </table:table-cell>
          <table:table-cell office:value-type="string">
            <text:p>Spitz Nevus</text:p>
          </table:table-cell>
          <table:table-cell table:number-columns-repeated="1020"/>
        </table:table-row>
        <table:table-row table:style-name="ro1">
          <table:table-cell office:value-type="string">
            <text:p>8074/3</text:p>
          </table:table-cell>
          <table:table-cell office:value-type="string">
            <text:p>C01.9</text:p>
          </table:table-cell>
          <table:table-cell table:style-name="ce4" office:value-type="string">
            <text:p>C27084</text:p>
          </table:table-cell>
          <table:table-cell table:style-name="ce4" office:value-type="string">
            <text:p>Sarcomatoid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</text:p>
          </table:table-cell>
          <table:table-cell office:value-type="string">
            <text:p>C27096</text:p>
          </table:table-cell>
          <table:table-cell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8.0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.9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.2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.3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.0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.1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.6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805/3</text:p>
          </table:table-cell>
          <table:table-cell office:value-type="string">
            <text:p>C49.5</text:p>
          </table:table-cell>
          <table:table-cell office:value-type="string">
            <text:p>C27096</text:p>
          </table:table-cell>
          <table:table-cell table:style-name="ce4" office:value-type="string">
            <text:p>Undifferentiated (Embryonal) Sarc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52.9</text:p>
          </table:table-cell>
          <table:table-cell table:style-name="ce4" office:value-type="string">
            <text:p>C27394</text:p>
          </table:table-cell>
          <table:table-cell table:style-name="ce4" office:value-type="string">
            <text:p>Vaginal Mela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54</text:p>
          </table:table-cell>
          <table:table-cell office:value-type="string">
            <text:p>C27838</text:p>
          </table:table-cell>
          <table:table-cell office:value-type="string">
            <text:p>Endometrial Serous Adenocarcinoma</text:p>
          </table:table-cell>
          <table:table-cell table:number-columns-repeated="1020"/>
        </table:table-row>
        <table:table-row table:style-name="ro1">
          <table:table-cell office:value-type="string">
            <text:p>8382/3</text:p>
          </table:table-cell>
          <table:table-cell office:value-type="string">
            <text:p>C54.1</text:p>
          </table:table-cell>
          <table:table-cell table:style-name="ce4" office:value-type="string">
            <text:p>C27839</text:p>
          </table:table-cell>
          <table:table-cell table:style-name="ce4" office:value-type="string">
            <text:p>Endometrial Endometrioid Adenocarcinoma, Secretory Variant</text:p>
          </table:table-cell>
          <table:table-cell table:number-columns-repeated="1020"/>
        </table:table-row>
        <table:table-row table:style-name="ro1">
          <table:table-cell office:value-type="string">
            <text:p>8575/3</text:p>
          </table:table-cell>
          <table:table-cell office:value-type="string">
            <text:p>C50.9</text:p>
          </table:table-cell>
          <table:table-cell table:style-name="ce4" office:value-type="string">
            <text:p>C27949</text:p>
          </table:table-cell>
          <table:table-cell table:style-name="ce4" office:value-type="string">
            <text:p>Metaplastic Carcinoma</text:p>
          </table:table-cell>
          <table:table-cell table:number-columns-repeated="1020"/>
        </table:table-row>
        <table:table-row table:style-name="ro1">
          <table:table-cell office:value-type="string">
            <text:p>8384/3</text:p>
          </table:table-cell>
          <table:table-cell office:value-type="string">
            <text:p>C53</text:p>
          </table:table-cell>
          <table:table-cell office:value-type="string">
            <text:p>C28327</text:p>
          </table:table-cell>
          <table:table-cell office:value-type="string">
            <text:p>Endocervical Carcinoma</text:p>
          </table:table-cell>
          <table:table-cell table:number-columns-repeated="1020"/>
        </table:table-row>
        <table:table-row table:style-name="ro1">
          <table:table-cell office:value-type="string">
            <text:p>8384/3</text:p>
          </table:table-cell>
          <table:table-cell office:value-type="string">
            <text:p>C53.0</text:p>
          </table:table-cell>
          <table:table-cell office:value-type="string">
            <text:p>C28327</text:p>
          </table:table-cell>
          <table:table-cell office:value-type="string">
            <text:p>Endocervical Carcinoma</text:p>
          </table:table-cell>
          <table:table-cell table:number-columns-repeated="1020"/>
        </table:table-row>
        <table:table-row table:style-name="ro1">
          <table:table-cell office:value-type="string">
            <text:p>8384/3</text:p>
          </table:table-cell>
          <table:table-cell office:value-type="string">
            <text:p>C53.9</text:p>
          </table:table-cell>
          <table:table-cell office:value-type="string">
            <text:p>C28327</text:p>
          </table:table-cell>
          <table:table-cell office:value-type="string">
            <text:p>Endocervical 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49.4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18.2</text:p>
          </table:table-cell>
          <table:table-cell table:style-name="ce4" office:value-type="string">
            <text:p>C2853</text:p>
          </table:table-cell>
          <table:table-cell table:style-name="ce4" office:value-type="string">
            <text:p>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64.9</text:p>
          </table:table-cell>
          <table:table-cell table:style-name="ce4" office:value-type="string">
            <text:p>C2853</text:p>
          </table:table-cell>
          <table:table-cell table:style-name="ce4" office:value-type="string">
            <text:p>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18.7</text:p>
          </table:table-cell>
          <table:table-cell table:style-name="ce4" office:value-type="string">
            <text:p>C2853</text:p>
          </table:table-cell>
          <table:table-cell table:style-name="ce4" office:value-type="string">
            <text:p>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67.1</text:p>
          </table:table-cell>
          <table:table-cell table:style-name="ce4" office:value-type="string">
            <text:p>C2853</text:p>
          </table:table-cell>
          <table:table-cell table:style-name="ce4" office:value-type="string">
            <text:p>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61</text:p>
          </table:table-cell>
          <table:table-cell office:value-type="string">
            <text:p>C2919</text:p>
          </table:table-cell>
          <table:table-cell office:value-type="string">
            <text:p>Prostate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61.9</text:p>
          </table:table-cell>
          <table:table-cell office:value-type="string">
            <text:p>C2919</text:p>
          </table:table-cell>
          <table:table-cell office:value-type="string">
            <text:p>Prostate Adenocarcinoma</text:p>
          </table:table-cell>
          <table:table-cell table:number-columns-repeated="1020"/>
        </table:table-row>
        <table:table-row table:style-name="ro1">
          <table:table-cell office:value-type="string">
            <text:p>8090/3</text:p>
          </table:table-cell>
          <table:table-cell office:value-type="string">
            <text:p>C50.9</text:p>
          </table:table-cell>
          <table:table-cell office:value-type="string">
            <text:p>C2921</text:p>
          </table:table-cell>
          <table:table-cell office:value-type="string">
            <text:p>Skin Basal Cell Carcinoma</text:p>
          </table:table-cell>
          <table:table-cell table:number-columns-repeated="1020"/>
        </table:table-row>
        <table:table-row table:style-name="ro1">
          <table:table-cell office:value-type="string">
            <text:p>8090/3</text:p>
          </table:table-cell>
          <table:table-cell office:value-type="string">
            <text:p>C54.9</text:p>
          </table:table-cell>
          <table:table-cell office:value-type="string">
            <text:p>C2921</text:p>
          </table:table-cell>
          <table:table-cell office:value-type="string">
            <text:p>Skin Basal Cell Carcinoma</text:p>
          </table:table-cell>
          <table:table-cell table:number-columns-repeated="1020"/>
        </table:table-row>
        <table:table-row table:style-name="ro1">
          <table:table-cell office:value-type="string">
            <text:p>8250/3</text:p>
          </table:table-cell>
          <table:table-cell office:value-type="string">
            <text:p>C34.3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  <table:table-cell table:number-columns-repeated="1020"/>
        </table:table-row>
        <table:table-row table:style-name="ro1">
          <table:table-cell office:value-type="string">
            <text:p>8250/3</text:p>
          </table:table-cell>
          <table:table-cell office:value-type="string">
            <text:p>C34.1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5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41.1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200/3</text:p>
          </table:table-cell>
          <table:table-cell office:value-type="string">
            <text:p>C50.9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  <table:table-cell table:number-columns-repeated="1020"/>
        </table:table-row>
        <table:table-row table:style-name="ro1">
          <table:table-cell office:value-type="string">
            <text:p>9440/3</text:p>
          </table:table-cell>
          <table:table-cell office:value-type="string">
            <text:p>C71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20"/>
        </table:table-row>
        <table:table-row table:style-name="ro1">
          <table:table-cell office:value-type="string">
            <text:p>9440/3</text:p>
          </table:table-cell>
          <table:table-cell office:value-type="string">
            <text:p>C71.4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20"/>
        </table:table-row>
        <table:table-row table:style-name="ro1">
          <table:table-cell office:value-type="string">
            <text:p>9440/3</text:p>
          </table:table-cell>
          <table:table-cell office:value-type="string">
            <text:p>C71.1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20"/>
        </table:table-row>
        <table:table-row table:style-name="ro1">
          <table:table-cell office:value-type="string">
            <text:p>9440/3</text:p>
          </table:table-cell>
          <table:table-cell office:value-type="string">
            <text:p>C71.2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20"/>
        </table:table-row>
        <table:table-row table:style-name="ro1">
          <table:table-cell office:value-type="string">
            <text:p>9440/3</text:p>
          </table:table-cell>
          <table:table-cell office:value-type="string">
            <text:p>C71.9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20"/>
        </table:table-row>
        <table:table-row table:style-name="ro1">
          <table:table-cell office:value-type="string">
            <text:p>9440/3</text:p>
          </table:table-cell>
          <table:table-cell office:value-type="string">
            <text:p>C71.8</text:p>
          </table:table-cell>
          <table:table-cell office:value-type="string">
            <text:p>C3058</text:p>
          </table:table-cell>
          <table:table-cell office:value-type="string">
            <text:p>Cervical Adenocarcinoma</text:p>
          </table:table-cell>
          <table:table-cell table:number-columns-repeated="1020"/>
        </table:table-row>
        <table:table-row table:style-name="ro1">
          <table:table-cell office:value-type="string">
            <text:p>8170/3</text:p>
          </table:table-cell>
          <table:table-cell office:value-type="string">
            <text:p>C22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20"/>
        </table:table-row>
        <table:table-row table:style-name="ro1">
          <table:table-cell office:value-type="string">
            <text:p>8170/3</text:p>
          </table:table-cell>
          <table:table-cell office:value-type="string">
            <text:p>C22.0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8.0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0.3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0.2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02.9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16.9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1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2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3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4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5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6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8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49.9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20"/>
        </table:table-row>
        <table:table-row table:style-name="ro1">
          <table:table-cell office:value-type="string">
            <text:p>8850/3</text:p>
          </table:table-cell>
          <table:table-cell office:value-type="string">
            <text:p>C49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  <table:table-cell table:number-columns-repeated="1020"/>
        </table:table-row>
        <table:table-row table:style-name="ro1">
          <table:table-cell office:value-type="string">
            <text:p>8850/3</text:p>
          </table:table-cell>
          <table:table-cell office:value-type="string">
            <text:p>C49.9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1.3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1.1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1.9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7.9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7.5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7.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7.3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7.2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2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3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1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6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4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5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9.9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1.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17.9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7.4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07.9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22.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6.2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8.2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4.9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2.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6.1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76.3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54.1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20"/>
        </table:table-row>
        <table:table-row table:style-name="ro1">
          <table:table-cell office:value-type="string">
            <text:p>9450/3</text:p>
          </table:table-cell>
          <table:table-cell office:value-type="string">
            <text:p>C71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20"/>
        </table:table-row>
        <table:table-row table:style-name="ro1">
          <table:table-cell office:value-type="string">
            <text:p>9450/3</text:p>
          </table:table-cell>
          <table:table-cell office:value-type="string">
            <text:p>C71.0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20"/>
        </table:table-row>
        <table:table-row table:style-name="ro1">
          <table:table-cell office:value-type="string">
            <text:p>9450/3</text:p>
          </table:table-cell>
          <table:table-cell office:value-type="string">
            <text:p>C71.2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20"/>
        </table:table-row>
        <table:table-row table:style-name="ro1">
          <table:table-cell office:value-type="string">
            <text:p>9450/3</text:p>
          </table:table-cell>
          <table:table-cell office:value-type="string">
            <text:p>C71.9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20"/>
        </table:table-row>
        <table:table-row table:style-name="ro1">
          <table:table-cell office:value-type="string">
            <text:p>8680/1</text:p>
          </table:table-cell>
          <table:table-cell office:value-type="string">
            <text:p>C49.4</text:p>
          </table:table-cell>
          <table:table-cell office:value-type="string">
            <text:p>C3308</text:p>
          </table:table-cell>
          <table:table-cell office:value-type="string">
            <text:p>Paraganglioma</text:p>
          </table:table-cell>
          <table:table-cell table:number-columns-repeated="1020"/>
        </table:table-row>
        <table:table-row table:style-name="ro1">
          <table:table-cell office:value-type="string">
            <text:p>8680/1</text:p>
          </table:table-cell>
          <table:table-cell office:value-type="string">
            <text:p>C48.0</text:p>
          </table:table-cell>
          <table:table-cell office:value-type="string">
            <text:p>C3308</text:p>
          </table:table-cell>
          <table:table-cell office:value-type="string">
            <text:p>Paraganglioma</text:p>
          </table:table-cell>
          <table:table-cell table:number-columns-repeated="1020"/>
        </table:table-row>
        <table:table-row table:style-name="ro1">
          <table:table-cell office:value-type="string">
            <text:p>8680/1</text:p>
          </table:table-cell>
          <table:table-cell office:value-type="string">
            <text:p>C49.3</text:p>
          </table:table-cell>
          <table:table-cell office:value-type="string">
            <text:p>C3308</text:p>
          </table:table-cell>
          <table:table-cell office:value-type="string">
            <text:p>Paraganglioma</text:p>
          </table:table-cell>
          <table:table-cell table:number-columns-repeated="1020"/>
        </table:table-row>
        <table:table-row table:style-name="ro1">
          <table:table-cell office:value-type="string">
            <text:p>8693/1</text:p>
          </table:table-cell>
          <table:table-cell office:value-type="string">
            <text:p>C76.1</text:p>
          </table:table-cell>
          <table:table-cell table:style-name="ce4" office:value-type="string">
            <text:p>C3309</text:p>
          </table:table-cell>
          <table:table-cell table:style-name="ce4" office:value-type="string">
            <text:p>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1</text:p>
          </table:table-cell>
          <table:table-cell office:value-type="string">
            <text:p>C48.0</text:p>
          </table:table-cell>
          <table:table-cell table:style-name="ce4" office:value-type="string">
            <text:p>C3309</text:p>
          </table:table-cell>
          <table:table-cell table:style-name="ce4" office:value-type="string">
            <text:p>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1</text:p>
          </table:table-cell>
          <table:table-cell office:value-type="string">
            <text:p>C49.3</text:p>
          </table:table-cell>
          <table:table-cell table:style-name="ce4" office:value-type="string">
            <text:p>C3309</text:p>
          </table:table-cell>
          <table:table-cell table:style-name="ce4" office:value-type="string">
            <text:p>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1</text:p>
          </table:table-cell>
          <table:table-cell office:value-type="string">
            <text:p>C49.5</text:p>
          </table:table-cell>
          <table:table-cell table:style-name="ce4" office:value-type="string">
            <text:p>C3309</text:p>
          </table:table-cell>
          <table:table-cell table:style-name="ce4" office:value-type="string">
            <text:p>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1</text:p>
          </table:table-cell>
          <table:table-cell office:value-type="string">
            <text:p>C49.4</text:p>
          </table:table-cell>
          <table:table-cell table:style-name="ce4" office:value-type="string">
            <text:p>C3309</text:p>
          </table:table-cell>
          <table:table-cell table:style-name="ce4" office:value-type="string">
            <text:p>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1</text:p>
          </table:table-cell>
          <table:table-cell office:value-type="string">
            <text:p>C49.6</text:p>
          </table:table-cell>
          <table:table-cell table:style-name="ce4" office:value-type="string">
            <text:p>C3309</text:p>
          </table:table-cell>
          <table:table-cell table:style-name="ce4" office:value-type="string">
            <text:p>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1</text:p>
          </table:table-cell>
          <table:table-cell office:value-type="string">
            <text:p>C38.0</text:p>
          </table:table-cell>
          <table:table-cell table:style-name="ce4" office:value-type="string">
            <text:p>C3309</text:p>
          </table:table-cell>
          <table:table-cell table:style-name="ce4" office:value-type="string">
            <text:p>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700/0</text:p>
          </table:table-cell>
          <table:table-cell office:value-type="string">
            <text:p>C74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00/0</text:p>
          </table:table-cell>
          <table:table-cell office:value-type="string">
            <text:p>C48.0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00/0</text:p>
          </table:table-cell>
          <table:table-cell office:value-type="string">
            <text:p>C74.1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00/0</text:p>
          </table:table-cell>
          <table:table-cell office:value-type="string">
            <text:p>C74.0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00/0</text:p>
          </table:table-cell>
          <table:table-cell office:value-type="string">
            <text:p>C74.9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9040/3</text:p>
          </table:table-cell>
          <table:table-cell office:value-type="string">
            <text:p>C49</text:p>
          </table:table-cell>
          <table:table-cell office:value-type="string">
            <text:p>C3400</text:p>
          </table:table-cell>
          <table:table-cell office:value-type="string">
            <text:p>Synovial Sarcoma</text:p>
          </table:table-cell>
          <table:table-cell table:number-columns-repeated="1020"/>
        </table:table-row>
        <table:table-row table:style-name="ro1">
          <table:table-cell office:value-type="string">
            <text:p>9040/3</text:p>
          </table:table-cell>
          <table:table-cell office:value-type="string">
            <text:p>C49.3</text:p>
          </table:table-cell>
          <table:table-cell office:value-type="string">
            <text:p>C3400</text:p>
          </table:table-cell>
          <table:table-cell office:value-type="string">
            <text:p>Synovial Sarcoma</text:p>
          </table:table-cell>
          <table:table-cell table:number-columns-repeated="1020"/>
        </table:table-row>
        <table:table-row table:style-name="ro1">
          <table:table-cell office:value-type="string">
            <text:p>9040/3</text:p>
          </table:table-cell>
          <table:table-cell office:value-type="string">
            <text:p>C49.1</text:p>
          </table:table-cell>
          <table:table-cell office:value-type="string">
            <text:p>C3400</text:p>
          </table:table-cell>
          <table:table-cell office:value-type="string">
            <text:p>Synovial Sarc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4.8</text:p>
          </table:table-cell>
          <table:table-cell table:style-name="ce6" office:value-type="string">
            <text:p>C34447</text:p>
          </table:table-cell>
          <table:table-cell table:style-name="ce6" office:value-type="string">
            <text:p>Head and Neck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4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4.2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4.3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4.0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4.1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4.8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4.9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4.7</text:p>
          </table:table-cell>
          <table:table-cell table:style-name="ce4" office:value-type="string">
            <text:p>C3510</text:p>
          </table:table-cell>
          <table:table-cell table:style-name="ce4" office:value-type="string">
            <text:p>Cutaneous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4.6</text:p>
          </table:table-cell>
          <table:table-cell table:style-name="ce4" office:value-type="string">
            <text:p>C3510</text:p>
          </table:table-cell>
          <table:table-cell table:style-name="ce4" office:value-type="string">
            <text:p>Cutaneous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4.5</text:p>
          </table:table-cell>
          <table:table-cell table:style-name="ce4" office:value-type="string">
            <text:p>C3510</text:p>
          </table:table-cell>
          <table:table-cell table:style-name="ce4" office:value-type="string">
            <text:p>Cutaneous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4.4</text:p>
          </table:table-cell>
          <table:table-cell table:style-name="ce4" office:value-type="string">
            <text:p>C3510</text:p>
          </table:table-cell>
          <table:table-cell table:style-name="ce4" office:value-type="string">
            <text:p>Cutaneous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44.9</text:p>
          </table:table-cell>
          <table:table-cell table:style-name="ce4" office:value-type="string">
            <text:p>C3510</text:p>
          </table:table-cell>
          <table:table-cell table:style-name="ce4" office:value-type="string">
            <text:p>Cutaneous Mela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34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34.0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34.2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34.3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34.1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34.9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>
            <text:p>8344/3</text:p>
          </table:table-cell>
          <table:table-cell office:value-type="string">
            <text:p>C73.9</text:p>
          </table:table-cell>
          <table:table-cell table:style-name="ce4" office:value-type="string">
            <text:p>C35830</text:p>
          </table:table-cell>
          <table:table-cell table:style-name="ce4" office:value-type="string">
            <text:p>Columnar Cell Variant Thyroid Gland Papillary Carcinoma</text:p>
          </table:table-cell>
          <table:table-cell table:number-columns-repeated="1020"/>
        </table:table-row>
        <table:table-row table:style-name="ro1">
          <table:table-cell office:value-type="string">
            <text:p>8507/3</text:p>
          </table:table-cell>
          <table:table-cell office:value-type="string">
            <text:p>C34.3</text:p>
          </table:table-cell>
          <table:table-cell table:style-name="ce4" office:value-type="string">
            <text:p>C36085</text:p>
          </table:table-cell>
          <table:table-cell table:style-name="ce4" office:value-type="string">
            <text:p>Invasive Papillary Breast Carcinoma</text:p>
          </table:table-cell>
          <table:table-cell table:number-columns-repeated="1020"/>
        </table:table-row>
        <table:table-row table:style-name="ro1">
          <table:table-cell office:value-type="string">
            <text:p>8507/3</text:p>
          </table:table-cell>
          <table:table-cell office:value-type="string">
            <text:p>C34.1</text:p>
          </table:table-cell>
          <table:table-cell table:style-name="ce4" office:value-type="string">
            <text:p>C36085</text:p>
          </table:table-cell>
          <table:table-cell table:style-name="ce4" office:value-type="string">
            <text:p>Invasive Papillary Breast Carcinoma</text:p>
          </table:table-cell>
          <table:table-cell table:number-columns-repeated="1020"/>
        </table:table-row>
        <table:table-row table:style-name="ro1">
          <table:table-cell office:value-type="string">
            <text:p>8507/3</text:p>
          </table:table-cell>
          <table:table-cell office:value-type="string">
            <text:p>C50.9</text:p>
          </table:table-cell>
          <table:table-cell table:style-name="ce4" office:value-type="string">
            <text:p>C36085</text:p>
          </table:table-cell>
          <table:table-cell office:value-type="string">
            <text:p>Invasive Papillary Breast 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53.9</text:p>
          </table:table-cell>
          <table:table-cell table:style-name="ce4" office:value-type="string">
            <text:p>C36095</text:p>
          </table:table-cell>
          <table:table-cell table:style-name="ce4" office:value-type="string">
            <text:p>Cervical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290/3</text:p>
          </table:table-cell>
          <table:table-cell office:value-type="string">
            <text:p>C73.9</text:p>
          </table:table-cell>
          <table:table-cell office:value-type="string">
            <text:p>C3679</text:p>
          </table:table-cell>
          <table:table-cell office:value-type="string">
            <text:p>Oxyphilic Adenocarcinoma</text:p>
          </table:table-cell>
          <table:table-cell table:number-columns-repeated="1020"/>
        </table:table-row>
        <table:table-row table:style-name="ro1">
          <table:table-cell office:value-type="string">
            <text:p>8896/3</text:p>
          </table:table-cell>
          <table:table-cell office:value-type="string">
            <text:p>C48.0</text:p>
          </table:table-cell>
          <table:table-cell office:value-type="string">
            <text:p>C3701</text:p>
          </table:table-cell>
          <table:table-cell office:value-type="string">
            <text:p>Myxoid Leiomyosarcoma</text:p>
          </table:table-cell>
          <table:table-cell table:number-columns-repeated="1020"/>
        </table:table-row>
        <table:table-row table:style-name="ro1">
          <table:table-cell office:value-type="string">
            <text:p>8896/3</text:p>
          </table:table-cell>
          <table:table-cell office:value-type="string">
            <text:p>C54.0</text:p>
          </table:table-cell>
          <table:table-cell office:value-type="string">
            <text:p>C3701</text:p>
          </table:table-cell>
          <table:table-cell office:value-type="string">
            <text:p>Myxoid Leiomyosarcoma</text:p>
          </table:table-cell>
          <table:table-cell table:number-columns-repeated="1020"/>
        </table:table-row>
        <table:table-row table:style-name="ro1">
          <table:table-cell office:value-type="string">
            <text:p>8896/3</text:p>
          </table:table-cell>
          <table:table-cell office:value-type="string">
            <text:p>C55.9</text:p>
          </table:table-cell>
          <table:table-cell office:value-type="string">
            <text:p>C3701</text:p>
          </table:table-cell>
          <table:table-cell office:value-type="string">
            <text:p>Myxoid Leiomy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49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49.5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49.1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49.2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49.3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63.1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48.1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48.0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16.9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8/3</text:p>
          </table:table-cell>
          <table:table-cell office:value-type="string">
            <text:p>C18.6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854/3</text:p>
          </table:table-cell>
          <table:table-cell office:value-type="string">
            <text:p>C49.0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  <table:table-cell table:number-columns-repeated="1020"/>
        </table:table-row>
        <table:table-row table:style-name="ro1">
          <table:table-cell office:value-type="string">
            <text:p>8854/3</text:p>
          </table:table-cell>
          <table:table-cell office:value-type="string">
            <text:p>C49.2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32.9</text:p>
          </table:table-cell>
          <table:table-cell table:style-name="ce4" office:value-type="string">
            <text:p>C37290</text:p>
          </table:table-cell>
          <table:table-cell table:style-name="ce4" office:value-type="string">
            <text:p>Head and Neck Basaloid Carcin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06.0</text:p>
          </table:table-cell>
          <table:table-cell table:style-name="ce4" office:value-type="string">
            <text:p>C37290</text:p>
          </table:table-cell>
          <table:table-cell table:style-name="ce4" office:value-type="string">
            <text:p>Head and Neck Basaloid Carcin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10.9</text:p>
          </table:table-cell>
          <table:table-cell table:style-name="ce4" office:value-type="string">
            <text:p>C37290</text:p>
          </table:table-cell>
          <table:table-cell table:style-name="ce4" office:value-type="string">
            <text:p>Head and Neck Basaloid Carcinoma</text:p>
          </table:table-cell>
          <table:table-cell table:number-columns-repeated="1020"/>
        </table:table-row>
        <table:table-row table:style-name="ro1">
          <table:table-cell office:value-type="string">
            <text:p>8822/1</text:p>
          </table:table-cell>
          <table:table-cell office:value-type="string">
            <text:p>C48.0</text:p>
          </table:table-cell>
          <table:table-cell table:style-name="ce4" office:value-type="string">
            <text:p>C3741</text:p>
          </table:table-cell>
          <table:table-cell table:style-name="ce4" office:value-type="string">
            <text:p>Abdominal (Mesenteric) Fibromatosis</text:p>
          </table:table-cell>
          <table:table-cell table:number-columns-repeated="1020"/>
        </table:table-row>
        <table:table-row table:style-name="ro1">
          <table:table-cell office:value-type="string">
            <text:p>9081/3</text:p>
          </table:table-cell>
          <table:table-cell office:value-type="string">
            <text:p>C62</text:p>
          </table:table-cell>
          <table:table-cell office:value-type="string">
            <text:p>C3756</text:p>
          </table:table-cell>
          <table:table-cell office:value-type="string">
            <text:p>Mixed Embryonal Carcinoma and Teratoma</text:p>
          </table:table-cell>
          <table:table-cell table:number-columns-repeated="1020"/>
        </table:table-row>
        <table:table-row table:style-name="ro1">
          <table:table-cell office:value-type="string">
            <text:p>8310/3</text:p>
          </table:table-cell>
          <table:table-cell office:value-type="string">
            <text:p>C22.0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  <table:table-cell table:number-columns-repeated="1020"/>
        </table:table-row>
        <table:table-row table:style-name="ro1">
          <table:table-cell office:value-type="string">
            <text:p>8550/3</text:p>
          </table:table-cell>
          <table:table-cell office:value-type="string">
            <text:p>C34.3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  <table:table-cell table:number-columns-repeated="1020"/>
        </table:table-row>
        <table:table-row table:style-name="ro1">
          <table:table-cell office:value-type="string">
            <text:p>8550/3</text:p>
          </table:table-cell>
          <table:table-cell office:value-type="string">
            <text:p>C34.2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  <table:table-cell table:number-columns-repeated="1020"/>
        </table:table-row>
        <table:table-row table:style-name="ro1">
          <table:table-cell office:value-type="string">
            <text:p>8550/3</text:p>
          </table:table-cell>
          <table:table-cell office:value-type="string">
            <text:p>C34.1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  <table:table-cell table:number-columns-repeated="1020"/>
        </table:table-row>
        <table:table-row table:style-name="ro1">
          <table:table-cell office:value-type="string">
            <text:p>8550/3</text:p>
          </table:table-cell>
          <table:table-cell office:value-type="string">
            <text:p>C61.9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  <table:table-cell table:number-columns-repeated="1020"/>
        </table:table-row>
        <table:table-row table:style-name="ro1">
          <table:table-cell office:value-type="string">
            <text:p>8380/3</text:p>
          </table:table-cell>
          <table:table-cell office:value-type="string">
            <text:p>C54.9</text:p>
          </table:table-cell>
          <table:table-cell table:style-name="ce4" office:value-type="string">
            <text:p>C3769</text:p>
          </table:table-cell>
          <table:table-cell table:style-name="ce4" office:value-type="string">
            <text:p>Endometrioid Adenocarcinoma</text:p>
          </table:table-cell>
          <table:table-cell table:number-columns-repeated="1020"/>
        </table:table-row>
        <table:table-row table:style-name="ro1">
          <table:table-cell office:value-type="string">
            <text:p>8380/3</text:p>
          </table:table-cell>
          <table:table-cell office:value-type="string">
            <text:p>C54.0</text:p>
          </table:table-cell>
          <table:table-cell table:style-name="ce4" office:value-type="string">
            <text:p>C3769</text:p>
          </table:table-cell>
          <table:table-cell table:style-name="ce4" office:value-type="string">
            <text:p>Endometrioid Adenocarcinoma</text:p>
          </table:table-cell>
          <table:table-cell table:number-columns-repeated="1020"/>
        </table:table-row>
        <table:table-row table:style-name="ro1">
          <table:table-cell office:value-type="string">
            <text:p>8380/3</text:p>
          </table:table-cell>
          <table:table-cell office:value-type="string">
            <text:p>C54.3</text:p>
          </table:table-cell>
          <table:table-cell table:style-name="ce4" office:value-type="string">
            <text:p>C3769</text:p>
          </table:table-cell>
          <table:table-cell table:style-name="ce4" office:value-type="string">
            <text:p>Endometrioid Adenocarcinoma</text:p>
          </table:table-cell>
          <table:table-cell table:number-columns-repeated="1020"/>
        </table:table-row>
        <table:table-row table:style-name="ro1">
          <table:table-cell office:value-type="string">
            <text:p>8246/3</text:p>
          </table:table-cell>
          <table:table-cell office:value-type="string">
            <text:p>C25</text:p>
          </table:table-cell>
          <table:table-cell office:value-type="string">
            <text:p>C3770</text:p>
          </table:table-cell>
          <table:table-cell office:value-type="string">
            <text:p>Pancreatic Neuroendocrine Carcinoma</text:p>
          </table:table-cell>
          <table:table-cell table:number-columns-repeated="1020"/>
        </table:table-row>
        <table:table-row table:style-name="ro1">
          <table:table-cell office:value-type="string">
            <text:p>8246/3</text:p>
          </table:table-cell>
          <table:table-cell office:value-type="string">
            <text:p>C25.2</text:p>
          </table:table-cell>
          <table:table-cell office:value-type="string">
            <text:p>C3770</text:p>
          </table:table-cell>
          <table:table-cell office:value-type="string">
            <text:p>Pancreatic Neuroendocrine Carcinoma</text:p>
          </table:table-cell>
          <table:table-cell table:number-columns-repeated="1020"/>
        </table:table-row>
        <table:table-row table:style-name="ro1">
          <table:table-cell office:value-type="string">
            <text:p>8246/3</text:p>
          </table:table-cell>
          <table:table-cell office:value-type="string">
            <text:p>C25.1</text:p>
          </table:table-cell>
          <table:table-cell office:value-type="string">
            <text:p>C3770</text:p>
          </table:table-cell>
          <table:table-cell office:value-type="string">
            <text:p>Pancreatic Neuroendocrine Carcinoma</text:p>
          </table:table-cell>
          <table:table-cell table:number-columns-repeated="1020"/>
        </table:table-row>
        <table:table-row table:style-name="ro1">
          <table:table-cell office:value-type="string">
            <text:p>8246/3</text:p>
          </table:table-cell>
          <table:table-cell office:value-type="string">
            <text:p>C25.0</text:p>
          </table:table-cell>
          <table:table-cell office:value-type="string">
            <text:p>C3770</text:p>
          </table:table-cell>
          <table:table-cell office:value-type="string">
            <text:p>Pancreatic Neuroendocrine Carcinoma</text:p>
          </table:table-cell>
          <table:table-cell table:number-columns-repeated="1020"/>
        </table:table-row>
        <table:table-row table:style-name="ro1">
          <table:table-cell office:value-type="string">
            <text:p>8520/3</text:p>
          </table:table-cell>
          <table:table-cell office:value-type="string">
            <text:p>C50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20"/>
        </table:table-row>
        <table:table-row table:style-name="ro1">
          <table:table-cell office:value-type="string">
            <text:p>8520/3</text:p>
          </table:table-cell>
          <table:table-cell office:value-type="string">
            <text:p>C50.9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20"/>
        </table:table-row>
        <table:table-row table:style-name="ro1">
          <table:table-cell office:value-type="string">
            <text:p>8490/3</text:p>
          </table:table-cell>
          <table:table-cell office:value-type="string">
            <text:p>C16.0</text:p>
          </table:table-cell>
          <table:table-cell office:value-type="string">
            <text:p>C3774</text:p>
          </table:table-cell>
          <table:table-cell office:value-type="string">
            <text:p>Signet Ring Cell Carcinoma</text:p>
          </table:table-cell>
          <table:table-cell table:number-columns-repeated="1020"/>
        </table:table-row>
        <table:table-row table:style-name="ro1">
          <table:table-cell office:value-type="string">
            <text:p>8490/3</text:p>
          </table:table-cell>
          <table:table-cell office:value-type="string">
            <text:p>C16.2</text:p>
          </table:table-cell>
          <table:table-cell office:value-type="string">
            <text:p>C3774</text:p>
          </table:table-cell>
          <table:table-cell office:value-type="string">
            <text:p>Signet Ring Cell Carcinoma</text:p>
          </table:table-cell>
          <table:table-cell table:number-columns-repeated="1020"/>
        </table:table-row>
        <table:table-row table:style-name="ro1">
          <table:table-cell office:value-type="string">
            <text:p>8490/3</text:p>
          </table:table-cell>
          <table:table-cell office:value-type="string">
            <text:p>C16.3</text:p>
          </table:table-cell>
          <table:table-cell office:value-type="string">
            <text:p>C3774</text:p>
          </table:table-cell>
          <table:table-cell office:value-type="string">
            <text:p>Signet Ring Cell Carci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48.2</text:p>
          </table:table-cell>
          <table:table-cell table:style-name="ce4" office:value-type="string">
            <text:p>C3778</text:p>
          </table:table-cell>
          <table:table-cell table:style-name="ce4" office:value-type="string">
            <text:p>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48.1</text:p>
          </table:table-cell>
          <table:table-cell table:style-name="ce4" office:value-type="string">
            <text:p>C3778</text:p>
          </table:table-cell>
          <table:table-cell table:style-name="ce4" office:value-type="string">
            <text:p>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48.0</text:p>
          </table:table-cell>
          <table:table-cell table:style-name="ce4" office:value-type="string">
            <text:p>C3778</text:p>
          </table:table-cell>
          <table:table-cell table:style-name="ce4" office:value-type="string">
            <text:p>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54.1</text:p>
          </table:table-cell>
          <table:table-cell table:style-name="ce4" office:value-type="string">
            <text:p>C3778</text:p>
          </table:table-cell>
          <table:table-cell table:style-name="ce4" office:value-type="string">
            <text:p>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54.3</text:p>
          </table:table-cell>
          <table:table-cell table:style-name="ce4" office:value-type="string">
            <text:p>C3778</text:p>
          </table:table-cell>
          <table:table-cell table:style-name="ce4" office:value-type="string">
            <text:p>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9540/3</text:p>
          </table:table-cell>
          <table:table-cell office:value-type="string">
            <text:p>C49.6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20"/>
        </table:table-row>
        <table:table-row table:style-name="ro1">
          <table:table-cell office:value-type="string">
            <text:p>9540/3</text:p>
          </table:table-cell>
          <table:table-cell office:value-type="string">
            <text:p>C49.3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20"/>
        </table:table-row>
        <table:table-row table:style-name="ro1">
          <table:table-cell office:value-type="string">
            <text:p>9540/3</text:p>
          </table:table-cell>
          <table:table-cell office:value-type="string">
            <text:p>C49.2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20"/>
        </table:table-row>
        <table:table-row table:style-name="ro1">
          <table:table-cell office:value-type="string">
            <text:p>9540/3</text:p>
          </table:table-cell>
          <table:table-cell office:value-type="string">
            <text:p>C49.0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20"/>
        </table:table-row>
        <table:table-row table:style-name="ro1">
          <table:table-cell office:value-type="string">
            <text:p>9540/3</text:p>
          </table:table-cell>
          <table:table-cell office:value-type="string">
            <text:p>C47.1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20"/>
        </table:table-row>
        <table:table-row table:style-name="ro1">
          <table:table-cell office:value-type="string">
            <text:p>9540/3</text:p>
          </table:table-cell>
          <table:table-cell office:value-type="string">
            <text:p>C70.1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20"/>
        </table:table-row>
        <table:table-row table:style-name="ro1">
          <table:table-cell office:value-type="string">
            <text:p>9540/3</text:p>
          </table:table-cell>
          <table:table-cell office:value-type="string">
            <text:p>C48.0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20"/>
        </table:table-row>
        <table:table-row table:style-name="ro1">
          <table:table-cell office:value-type="string">
            <text:p>8730/3</text:p>
          </table:table-cell>
          <table:table-cell office:value-type="string">
            <text:p>C49.2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20"/>
        </table:table-row>
        <table:table-row table:style-name="ro1">
          <table:table-cell office:value-type="string">
            <text:p>8730/3</text:p>
          </table:table-cell>
          <table:table-cell office:value-type="string">
            <text:p>C77.3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20"/>
        </table:table-row>
        <table:table-row table:style-name="ro1">
          <table:table-cell office:value-type="string">
            <text:p>8730/3</text:p>
          </table:table-cell>
          <table:table-cell office:value-type="string">
            <text:p>C44.7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20"/>
        </table:table-row>
        <table:table-row table:style-name="ro1">
          <table:table-cell office:value-type="string">
            <text:p>8730/3</text:p>
          </table:table-cell>
          <table:table-cell office:value-type="string">
            <text:p>C44.5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20"/>
        </table:table-row>
        <table:table-row table:style-name="ro1">
          <table:table-cell office:value-type="string">
            <text:p>8180/3</text:p>
          </table:table-cell>
          <table:table-cell office:value-type="string">
            <text:p>C22.0</text:p>
          </table:table-cell>
          <table:table-cell office:value-type="string">
            <text:p>C3828</text:p>
          </table:table-cell>
          <table:table-cell office:value-type="string">
            <text:p>Combined Hepatocellular Carcinoma and Cholangiocarcinoma</text:p>
          </table:table-cell>
          <table:table-cell table:number-columns-repeated="1020"/>
        </table:table-row>
        <table:table-row table:style-name="ro1">
          <table:table-cell office:value-type="string">
            <text:p>9382/3</text:p>
          </table:table-cell>
          <table:table-cell office:value-type="string">
            <text:p>C71.9</text:p>
          </table:table-cell>
          <table:table-cell office:value-type="string">
            <text:p>C3903</text:p>
          </table:table-cell>
          <table:table-cell office:value-type="string">
            <text:p>Mixed Glioma</text:p>
          </table:table-cell>
          <table:table-cell table:number-columns-repeated="1020"/>
        </table:table-row>
        <table:table-row table:style-name="ro1">
          <table:table-cell office:value-type="string">
            <text:p>9382/3</text:p>
          </table:table-cell>
          <table:table-cell office:value-type="string">
            <text:p>C71.2</text:p>
          </table:table-cell>
          <table:table-cell office:value-type="string">
            <text:p>C3903</text:p>
          </table:table-cell>
          <table:table-cell office:value-type="string">
            <text:p>Mixed Glioma</text:p>
          </table:table-cell>
          <table:table-cell table:number-columns-repeated="1020"/>
        </table:table-row>
        <table:table-row table:style-name="ro1">
          <table:table-cell office:value-type="string">
            <text:p>9382/3</text:p>
          </table:table-cell>
          <table:table-cell office:value-type="string">
            <text:p>C71.3</text:p>
          </table:table-cell>
          <table:table-cell office:value-type="string">
            <text:p>C3903</text:p>
          </table:table-cell>
          <table:table-cell office:value-type="string">
            <text:p>Mixed Glioma</text:p>
          </table:table-cell>
          <table:table-cell table:number-columns-repeated="1020"/>
        </table:table-row>
        <table:table-row table:style-name="ro1">
          <table:table-cell office:value-type="string">
            <text:p>9382/3</text:p>
          </table:table-cell>
          <table:table-cell office:value-type="string">
            <text:p>C71.0</text:p>
          </table:table-cell>
          <table:table-cell office:value-type="string">
            <text:p>C3903</text:p>
          </table:table-cell>
          <table:table-cell office:value-type="string">
            <text:p>Mixed Glioma</text:p>
          </table:table-cell>
          <table:table-cell table:number-columns-repeated="1020"/>
        </table:table-row>
        <table:table-row table:style-name="ro1">
          <table:table-cell office:value-type="string">
            <text:p>9382/3</text:p>
          </table:table-cell>
          <table:table-cell office:value-type="string">
            <text:p>C71.1</text:p>
          </table:table-cell>
          <table:table-cell office:value-type="string">
            <text:p>C3903</text:p>
          </table:table-cell>
          <table:table-cell office:value-type="string">
            <text:p>Mixed Gli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5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4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0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1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2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3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6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20/3</text:p>
          </table:table-cell>
          <table:table-cell office:value-type="string">
            <text:p>C67.9</text:p>
          </table:table-cell>
          <table:table-cell table:style-name="ce4" office:value-type="string">
            <text:p>C39851</text:p>
          </table:table-cell>
          <table:table-cell table:style-name="ce4" office:value-type="string">
            <text:p>Bladder Urothelial 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6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6.9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6.5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6.2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6.3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6.0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6.1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56.9</text:p>
          </table:table-cell>
          <table:table-cell table:style-name="ce7" office:value-type="string">
            <text:p>C40093</text:p>
          </table:table-cell>
          <table:table-cell table:style-name="ce6" office:value-type="string">
            <text:p>Ovarian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20/3</text:p>
          </table:table-cell>
          <table:table-cell office:value-type="string">
            <text:p>C54.1</text:p>
          </table:table-cell>
          <table:table-cell table:style-name="ce3" office:value-type="string">
            <text:p>C40156</text:p>
          </table:table-cell>
          <table:table-cell table:style-name="ce3" office:value-type="string">
            <text:p>Endometrial Undifferentiated Carcinoma</text:p>
          </table:table-cell>
          <table:table-cell table:number-columns-repeated="1020"/>
        </table:table-row>
        <table:table-row table:style-name="ro1">
          <table:table-cell office:value-type="string">
            <text:p>8201/3</text:p>
          </table:table-cell>
          <table:table-cell office:value-type="string">
            <text:p>C50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20"/>
        </table:table-row>
        <table:table-row table:style-name="ro1">
          <table:table-cell office:value-type="string">
            <text:p>8072/3</text:p>
          </table:table-cell>
          <table:table-cell office:value-type="string">
            <text:p>C53.9</text:p>
          </table:table-cell>
          <table:table-cell table:style-name="ce4" office:value-type="string">
            <text:p>C40188</text:p>
          </table:table-cell>
          <table:table-cell table:style-name="ce4" office:value-type="string">
            <text:p>Cervical Non-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53.9</text:p>
          </table:table-cell>
          <table:table-cell table:style-name="ce4" office:value-type="string">
            <text:p>C40189</text:p>
          </table:table-cell>
          <table:table-cell table:style-name="ce4" office:value-type="string">
            <text:p>Cervical Basaloid Carcinoma</text:p>
          </table:table-cell>
          <table:table-cell table:number-columns-repeated="1020"/>
        </table:table-row>
        <table:table-row table:style-name="ro1">
          <table:table-cell office:value-type="string">
            <text:p>8052/3</text:p>
          </table:table-cell>
          <table:table-cell office:value-type="string">
            <text:p>C53.9</text:p>
          </table:table-cell>
          <table:table-cell table:style-name="ce3" office:value-type="string">
            <text:p>C40192</text:p>
          </table:table-cell>
          <table:table-cell table:style-name="ce3" office:value-type="string">
            <text:p>Cervical Papillary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744/3</text:p>
          </table:table-cell>
          <table:table-cell office:value-type="string">
            <text:p>C44.7</text:p>
          </table:table-cell>
          <table:table-cell table:style-name="ce4" office:value-type="string">
            <text:p>C4022</text:p>
          </table:table-cell>
          <table:table-cell table:style-name="ce4" office:value-type="string">
            <text:p>Acral Lentiginous Mela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5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5.3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5.5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5.4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5.9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5</text:p>
          </table:table-cell>
          <table:table-cell office:value-type="string">
            <text:p>C4025</text:p>
          </table:table-cell>
          <table:table-cell office:value-type="string">
            <text:p>Esophageal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5.9</text:p>
          </table:table-cell>
          <table:table-cell table:style-name="ce3" office:value-type="string">
            <text:p>C4025</text:p>
          </table:table-cell>
          <table:table-cell table:style-name="ce3" office:value-type="string">
            <text:p>Esophageal Adeno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53</text:p>
          </table:table-cell>
          <table:table-cell office:value-type="string">
            <text:p>C4028</text:p>
          </table:table-cell>
          <table:table-cell office:value-type="string">
            <text:p>Cervical Squamous Cel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53.9</text:p>
          </table:table-cell>
          <table:table-cell table:style-name="ce3" office:value-type="string">
            <text:p>C4028</text:p>
          </table:table-cell>
          <table:table-cell table:style-name="ce3" office:value-type="string">
            <text:p>Cervical Squamous Cel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53.1</text:p>
          </table:table-cell>
          <table:table-cell table:style-name="ce3" office:value-type="string">
            <text:p>C4028</text:p>
          </table:table-cell>
          <table:table-cell table:style-name="ce3" office:value-type="string">
            <text:p>Cervical Squamous Cel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53.0</text:p>
          </table:table-cell>
          <table:table-cell table:style-name="ce3" office:value-type="string">
            <text:p>C4028</text:p>
          </table:table-cell>
          <table:table-cell table:style-name="ce3" office:value-type="string">
            <text:p>Cervical Squamous Cel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53.9</text:p>
          </table:table-cell>
          <table:table-cell table:style-name="ce3" office:value-type="string">
            <text:p>C4029</text:p>
          </table:table-cell>
          <table:table-cell table:style-name="ce3" office:value-type="string">
            <text:p>Cervical Adeno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67.9</text:p>
          </table:table-cell>
          <table:table-cell table:style-name="ce3" office:value-type="string">
            <text:p>C4031</text:p>
          </table:table-cell>
          <table:table-cell table:style-name="ce3" office:value-type="string">
            <text:p>Bladder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51.9</text:p>
          </table:table-cell>
          <table:table-cell table:style-name="ce5" office:value-type="string">
            <text:p>C40329</text:p>
          </table:table-cell>
          <table:table-cell table:style-name="ce4" office:value-type="string">
            <text:p>Vulvar Melanoma</text:p>
          </table:table-cell>
          <table:table-cell table:number-columns-repeated="1020"/>
        </table:table-row>
        <table:table-row table:style-name="ro1">
          <table:table-cell office:value-type="string">
            <text:p>8310/3</text:p>
          </table:table-cell>
          <table:table-cell office:value-type="string">
            <text:p>C64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20"/>
        </table:table-row>
        <table:table-row table:style-name="ro1">
          <table:table-cell office:value-type="string">
            <text:p>8310/3</text:p>
          </table:table-cell>
          <table:table-cell office:value-type="string">
            <text:p>C64.9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20"/>
        </table:table-row>
        <table:table-row table:style-name="ro1">
          <table:table-cell office:value-type="string">
            <text:p>8523/3</text:p>
          </table:table-cell>
          <table:table-cell office:value-type="string">
            <text:p>C50.3</text:p>
          </table:table-cell>
          <table:table-cell table:style-name="ce4" office:value-type="string">
            <text:p>C40347</text:p>
          </table:table-cell>
          <table:table-cell table:style-name="ce4" office:value-type="string">
            <text:p>Invasive Mixed Breast Carcinoma</text:p>
          </table:table-cell>
          <table:table-cell table:number-columns-repeated="1020"/>
        </table:table-row>
        <table:table-row table:style-name="ro1">
          <table:table-cell office:value-type="string">
            <text:p>8523/3</text:p>
          </table:table-cell>
          <table:table-cell office:value-type="string">
            <text:p>C50.9</text:p>
          </table:table-cell>
          <table:table-cell table:style-name="ce4" office:value-type="string">
            <text:p>C40347</text:p>
          </table:table-cell>
          <table:table-cell table:style-name="ce4" office:value-type="string">
            <text:p>Invasive Mixed Breast Carcinoma</text:p>
          </table:table-cell>
          <table:table-cell table:number-columns-repeated="1020"/>
        </table:table-row>
        <table:table-row table:style-name="ro1">
          <table:table-cell office:value-type="string">
            <text:p>8524/3</text:p>
          </table:table-cell>
          <table:table-cell office:value-type="string">
            <text:p>C50.9</text:p>
          </table:table-cell>
          <table:table-cell table:style-name="ce4" office:value-type="string">
            <text:p>C40347</text:p>
          </table:table-cell>
          <table:table-cell table:style-name="ce4" office:value-type="string">
            <text:p>Invasive Mixed Breast Carcinoma</text:p>
          </table:table-cell>
          <table:table-cell table:number-columns-repeated="1020"/>
        </table:table-row>
        <table:table-row table:style-name="ro1">
          <table:table-cell office:value-type="string">
            <text:p>8524/3</text:p>
          </table:table-cell>
          <table:table-cell office:value-type="string">
            <text:p>C50.2</text:p>
          </table:table-cell>
          <table:table-cell table:style-name="ce4" office:value-type="string">
            <text:p>C40347</text:p>
          </table:table-cell>
          <table:table-cell table:style-name="ce4" office:value-type="string">
            <text:p>Invasive Mixed Breast 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73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20"/>
        </table:table-row>
        <table:table-row table:style-name="ro1">
          <table:table-cell office:value-type="string">
            <text:p>8050/3</text:p>
          </table:table-cell>
          <table:table-cell office:value-type="string">
            <text:p>C73.9</text:p>
          </table:table-cell>
          <table:table-cell table:style-name="ce6" office:value-type="string">
            <text:p>C4035</text:p>
          </table:table-cell>
          <table:table-cell table:style-name="ce6" office:value-type="string">
            <text:p>Thyroid Gland Papillary 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73.9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50.9</text:p>
          </table:table-cell>
          <table:table-cell table:style-name="ce3" office:value-type="string">
            <text:p>C40375</text:p>
          </table:table-cell>
          <table:table-cell table:style-name="ce3" office:value-type="string">
            <text:p>Breast 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4.9</text:p>
          </table:table-cell>
          <table:table-cell table:style-name="ce3" office:value-type="string">
            <text:p>C4041</text:p>
          </table:table-cell>
          <table:table-cell table:style-name="ce3" office:value-type="string">
            <text:p>Floor of Mouth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4.0</text:p>
          </table:table-cell>
          <table:table-cell table:style-name="ce3" office:value-type="string">
            <text:p>C4041</text:p>
          </table:table-cell>
          <table:table-cell table:style-name="ce3" office:value-type="string">
            <text:p>Floor of Mouth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0.9</text:p>
          </table:table-cell>
          <table:table-cell table:style-name="ce3" office:value-type="string">
            <text:p>C4042</text:p>
          </table:table-cell>
          <table:table-cell table:style-name="ce3" office:value-type="string">
            <text:p>Lip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3.9</text:p>
          </table:table-cell>
          <table:table-cell table:style-name="ce3" office:value-type="string">
            <text:p>C4043</text:p>
          </table:table-cell>
          <table:table-cell table:style-name="ce3" office:value-type="string">
            <text:p>Hypopharyn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2.9</text:p>
          </table:table-cell>
          <table:table-cell table:style-name="ce3" office:value-type="string">
            <text:p>C4044</text:p>
          </table:table-cell>
          <table:table-cell table:style-name="ce3" office:value-type="string">
            <text:p>Laryn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4.0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4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6.2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6.0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0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2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9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5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15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53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1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3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15.1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15.5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06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34.1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34.3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32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10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34.2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10.3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1/3</text:p>
          </table:table-cell>
          <table:table-cell office:value-type="string">
            <text:p>C34.9</text:p>
          </table:table-cell>
          <table:table-cell table:style-name="ce4" office:value-type="string">
            <text:p>C4105</text:p>
          </table:table-cell>
          <table:table-cell table:style-name="ce4" office:value-type="string">
            <text:p>Keratinizing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130/3</text:p>
          </table:table-cell>
          <table:table-cell office:value-type="string">
            <text:p>C67.9</text:p>
          </table:table-cell>
          <table:table-cell table:style-name="ce4" office:value-type="string">
            <text:p>C4122</text:p>
          </table:table-cell>
          <table:table-cell table:style-name="ce4" office:value-type="string">
            <text:p>Papillary Transitional Cell Carcinoma</text:p>
          </table:table-cell>
          <table:table-cell table:number-columns-repeated="1020"/>
        </table:table-row>
        <table:table-row table:style-name="ro1">
          <table:table-cell office:value-type="string">
            <text:p>8130/3</text:p>
          </table:table-cell>
          <table:table-cell office:value-type="string">
            <text:p>C67.0</text:p>
          </table:table-cell>
          <table:table-cell table:style-name="ce4" office:value-type="string">
            <text:p>C4122</text:p>
          </table:table-cell>
          <table:table-cell table:style-name="ce4" office:value-type="string">
            <text:p>Papillary Transitional Cell Carcinoma</text:p>
          </table:table-cell>
          <table:table-cell table:number-columns-repeated="1020"/>
        </table:table-row>
        <table:table-row table:style-name="ro1">
          <table:table-cell office:value-type="string">
            <text:p>8130/3</text:p>
          </table:table-cell>
          <table:table-cell office:value-type="string">
            <text:p>C67.3</text:p>
          </table:table-cell>
          <table:table-cell table:style-name="ce4" office:value-type="string">
            <text:p>C4122</text:p>
          </table:table-cell>
          <table:table-cell table:style-name="ce4" office:value-type="string">
            <text:p>Papillary Transitional Cell Carcinoma</text:p>
          </table:table-cell>
          <table:table-cell table:number-columns-repeated="1020"/>
        </table:table-row>
        <table:table-row table:style-name="ro1">
          <table:table-cell office:value-type="string">
            <text:p>8130/3</text:p>
          </table:table-cell>
          <table:table-cell office:value-type="string">
            <text:p>C67.2</text:p>
          </table:table-cell>
          <table:table-cell table:style-name="ce4" office:value-type="string">
            <text:p>C4122</text:p>
          </table:table-cell>
          <table:table-cell table:style-name="ce4" office:value-type="string">
            <text:p>Papillary Transitional Cell Carcinoma</text:p>
          </table:table-cell>
          <table:table-cell table:number-columns-repeated="1020"/>
        </table:table-row>
        <table:table-row table:style-name="ro1">
          <table:table-cell office:value-type="string">
            <text:p>8130/3</text:p>
          </table:table-cell>
          <table:table-cell office:value-type="string">
            <text:p>C67.4</text:p>
          </table:table-cell>
          <table:table-cell table:style-name="ce4" office:value-type="string">
            <text:p>C4122</text:p>
          </table:table-cell>
          <table:table-cell table:style-name="ce4" office:value-type="string">
            <text:p>Papillary Transitional Cell Carcinoma</text:p>
          </table:table-cell>
          <table:table-cell table:number-columns-repeated="1020"/>
        </table:table-row>
        <table:table-row table:style-name="ro1">
          <table:table-cell office:value-type="string">
            <text:p>8145/3</text:p>
          </table:table-cell>
          <table:table-cell office:value-type="string">
            <text:p>C16.0</text:p>
          </table:table-cell>
          <table:table-cell table:style-name="ce4" office:value-type="string">
            <text:p>C4127</text:p>
          </table:table-cell>
          <table:table-cell table:style-name="ce4" office:value-type="string">
            <text:p>Diffuse 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5/3</text:p>
          </table:table-cell>
          <table:table-cell office:value-type="string">
            <text:p>C16.9</text:p>
          </table:table-cell>
          <table:table-cell table:style-name="ce4" office:value-type="string">
            <text:p>C4127</text:p>
          </table:table-cell>
          <table:table-cell table:style-name="ce4" office:value-type="string">
            <text:p>Diffuse 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5/3</text:p>
          </table:table-cell>
          <table:table-cell office:value-type="string">
            <text:p>C16.1</text:p>
          </table:table-cell>
          <table:table-cell table:style-name="ce4" office:value-type="string">
            <text:p>C4127</text:p>
          </table:table-cell>
          <table:table-cell table:style-name="ce4" office:value-type="string">
            <text:p>Diffuse 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5/3</text:p>
          </table:table-cell>
          <table:table-cell office:value-type="string">
            <text:p>C16.3</text:p>
          </table:table-cell>
          <table:table-cell table:style-name="ce4" office:value-type="string">
            <text:p>C4127</text:p>
          </table:table-cell>
          <table:table-cell table:style-name="ce4" office:value-type="string">
            <text:p>Diffuse 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5/3</text:p>
          </table:table-cell>
          <table:table-cell office:value-type="string">
            <text:p>C16.2</text:p>
          </table:table-cell>
          <table:table-cell table:style-name="ce4" office:value-type="string">
            <text:p>C4127</text:p>
          </table:table-cell>
          <table:table-cell table:style-name="ce4" office:value-type="string">
            <text:p>Diffuse 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71/3</text:p>
          </table:table-cell>
          <table:table-cell office:value-type="string">
            <text:p>C22</text:p>
          </table:table-cell>
          <table:table-cell office:value-type="string">
            <text:p>C4131</text:p>
          </table:table-cell>
          <table:table-cell office:value-type="string">
            <text:p>Fibrolamellar Carcinoma</text:p>
          </table:table-cell>
          <table:table-cell table:number-columns-repeated="1020"/>
        </table:table-row>
        <table:table-row table:style-name="ro1">
          <table:table-cell office:value-type="string">
            <text:p>8171/3</text:p>
          </table:table-cell>
          <table:table-cell office:value-type="string">
            <text:p>C22.0</text:p>
          </table:table-cell>
          <table:table-cell office:value-type="string">
            <text:p>C4131</text:p>
          </table:table-cell>
          <table:table-cell office:value-type="string">
            <text:p>Fibrolamellar Carcinoma</text:p>
          </table:table-cell>
          <table:table-cell table:number-columns-repeated="1020"/>
        </table:table-row>
        <table:table-row table:style-name="ro1">
          <table:table-cell office:value-type="string">
            <text:p>8263/3</text:p>
          </table:table-cell>
          <table:table-cell office:value-type="string">
            <text:p>C20.9</text:p>
          </table:table-cell>
          <table:table-cell table:style-name="ce4" office:value-type="string">
            <text:p>C4145</text:p>
          </table:table-cell>
          <table:table-cell table:style-name="ce4" office:value-type="string">
            <text:p>Adenocarcinoma in Tubulovillous Adenoma</text:p>
          </table:table-cell>
          <table:table-cell table:number-columns-repeated="1020"/>
        </table:table-row>
        <table:table-row table:style-name="ro1">
          <table:table-cell office:value-type="string">
            <text:p>8317/3</text:p>
          </table:table-cell>
          <table:table-cell office:value-type="string">
            <text:p>C64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  <table:table-cell table:number-columns-repeated="1020"/>
        </table:table-row>
        <table:table-row table:style-name="ro1">
          <table:table-cell office:value-type="string">
            <text:p>8317/3</text:p>
          </table:table-cell>
          <table:table-cell office:value-type="string">
            <text:p>C64.9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  <table:table-cell table:number-columns-repeated="1020"/>
        </table:table-row>
        <table:table-row table:style-name="ro1">
          <table:table-cell office:value-type="string">
            <text:p>8502/3</text:p>
          </table:table-cell>
          <table:table-cell office:value-type="string">
            <text:p>C50.9</text:p>
          </table:table-cell>
          <table:table-cell office:value-type="string">
            <text:p>C4189</text:p>
          </table:table-cell>
          <table:table-cell office:value-type="string">
            <text:p>Secretory Breast Carcinoma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61.9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25.8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25.0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25.1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25.2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50.3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50.8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50.9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50.4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50.5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50.2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25.9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500/3</text:p>
          </table:table-cell>
          <table:table-cell office:value-type="string">
            <text:p>C25.9</text:p>
          </table:table-cell>
          <table:table-cell office:value-type="string">
            <text:p>C4194</text:p>
          </table:table-cell>
          <table:table-cell table:style-name="ce4" office:value-type="string">
            <text:p>Invasive Ductal Carcinoma, Not Otherwise Specified</text:p>
          </table:table-cell>
          <table:table-cell table:number-columns-repeated="1020"/>
        </table:table-row>
        <table:table-row table:style-name="ro1">
          <table:table-cell office:value-type="string">
            <text:p>8691/1</text:p>
          </table:table-cell>
          <table:table-cell office:value-type="string">
            <text:p>C49.3</text:p>
          </table:table-cell>
          <table:table-cell table:style-name="ce4" office:value-type="string">
            <text:p>C4218</text:p>
          </table:table-cell>
          <table:table-cell table:style-name="ce4" office:value-type="string">
            <text:p>Aorticopulmonary Paraganglioma</text:p>
          </table:table-cell>
          <table:table-cell table:number-columns-repeated="1020"/>
        </table:table-row>
        <table:table-row table:style-name="ro1">
          <table:table-cell office:value-type="string">
            <text:p>8693/3</text:p>
          </table:table-cell>
          <table:table-cell office:value-type="string">
            <text:p>C76.0</text:p>
          </table:table-cell>
          <table:table-cell table:style-name="ce4" office:value-type="string">
            <text:p>C4219</text:p>
          </table:table-cell>
          <table:table-cell table:style-name="ce4" office:value-type="string">
            <text:p>Malignant 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3</text:p>
          </table:table-cell>
          <table:table-cell office:value-type="string">
            <text:p>C48.0</text:p>
          </table:table-cell>
          <table:table-cell table:style-name="ce4" office:value-type="string">
            <text:p>C4219</text:p>
          </table:table-cell>
          <table:table-cell table:style-name="ce4" office:value-type="string">
            <text:p>Malignant 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693/3</text:p>
          </table:table-cell>
          <table:table-cell office:value-type="string">
            <text:p>C38.3</text:p>
          </table:table-cell>
          <table:table-cell table:style-name="ce4" office:value-type="string">
            <text:p>C4219</text:p>
          </table:table-cell>
          <table:table-cell table:style-name="ce4" office:value-type="string">
            <text:p>Malignant Extra-Adrenal Paraganglioma</text:p>
          </table:table-cell>
          <table:table-cell table:number-columns-repeated="1020"/>
        </table:table-row>
        <table:table-row table:style-name="ro1">
          <table:table-cell office:value-type="string">
            <text:p>8700/3</text:p>
          </table:table-cell>
          <table:table-cell office:value-type="string">
            <text:p>C69.3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00/3</text:p>
          </table:table-cell>
          <table:table-cell office:value-type="string">
            <text:p>C74.9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00/3</text:p>
          </table:table-cell>
          <table:table-cell office:value-type="string">
            <text:p>C74.1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00/3</text:p>
          </table:table-cell>
          <table:table-cell office:value-type="string">
            <text:p>C75.5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  <table:table-cell table:number-columns-repeated="1020"/>
        </table:table-row>
        <table:table-row table:style-name="ro1">
          <table:table-cell office:value-type="string">
            <text:p>8721/3</text:p>
          </table:table-cell>
          <table:table-cell office:value-type="string">
            <text:p>C44.9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20"/>
        </table:table-row>
        <table:table-row table:style-name="ro1">
          <table:table-cell office:value-type="string">
            <text:p>8721/3</text:p>
          </table:table-cell>
          <table:table-cell office:value-type="string">
            <text:p>C44.4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20"/>
        </table:table-row>
        <table:table-row table:style-name="ro1">
          <table:table-cell office:value-type="string">
            <text:p>8721/3</text:p>
          </table:table-cell>
          <table:table-cell office:value-type="string">
            <text:p>C44.5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20"/>
        </table:table-row>
        <table:table-row table:style-name="ro1">
          <table:table-cell office:value-type="string">
            <text:p>8721/3</text:p>
          </table:table-cell>
          <table:table-cell office:value-type="string">
            <text:p>C44.6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20"/>
        </table:table-row>
        <table:table-row table:style-name="ro1">
          <table:table-cell office:value-type="string">
            <text:p>8721/3</text:p>
          </table:table-cell>
          <table:table-cell office:value-type="string">
            <text:p>C44.7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20"/>
        </table:table-row>
        <table:table-row table:style-name="ro1">
          <table:table-cell office:value-type="string">
            <text:p>8721/3</text:p>
          </table:table-cell>
          <table:table-cell office:value-type="string">
            <text:p>C77.4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20"/>
        </table:table-row>
        <table:table-row table:style-name="ro1">
          <table:table-cell office:value-type="string">
            <text:p>8771/3</text:p>
          </table:table-cell>
          <table:table-cell office:value-type="string">
            <text:p>C69.3</text:p>
          </table:table-cell>
          <table:table-cell office:value-type="string">
            <text:p>C4236</text:p>
          </table:table-cell>
          <table:table-cell office:value-type="string">
            <text:p>Epithelioid Cell Melanoma</text:p>
          </table:table-cell>
          <table:table-cell table:number-columns-repeated="1020"/>
        </table:table-row>
        <table:table-row table:style-name="ro1">
          <table:table-cell office:value-type="string">
            <text:p>8771/3</text:p>
          </table:table-cell>
          <table:table-cell office:value-type="string">
            <text:p>C69.4</text:p>
          </table:table-cell>
          <table:table-cell office:value-type="string">
            <text:p>C4236</text:p>
          </table:table-cell>
          <table:table-cell office:value-type="string">
            <text:p>Epithelioid Cell Melanoma</text:p>
          </table:table-cell>
          <table:table-cell table:number-columns-repeated="1020"/>
        </table:table-row>
        <table:table-row table:style-name="ro1">
          <table:table-cell office:value-type="string">
            <text:p>8771/3</text:p>
          </table:table-cell>
          <table:table-cell office:value-type="string">
            <text:p>C44.5</text:p>
          </table:table-cell>
          <table:table-cell office:value-type="string">
            <text:p>C4236</text:p>
          </table:table-cell>
          <table:table-cell office:value-type="string">
            <text:p>Epithelioid Cell Melanoma</text:p>
          </table:table-cell>
          <table:table-cell table:number-columns-repeated="1020"/>
        </table:table-row>
        <table:table-row table:style-name="ro1">
          <table:table-cell office:value-type="string">
            <text:p>8771/3</text:p>
          </table:table-cell>
          <table:table-cell office:value-type="string">
            <text:p>C44.7</text:p>
          </table:table-cell>
          <table:table-cell office:value-type="string">
            <text:p>C4236</text:p>
          </table:table-cell>
          <table:table-cell office:value-type="string">
            <text:p>Epithelioid Cell Melanoma</text:p>
          </table:table-cell>
          <table:table-cell table:number-columns-repeated="1020"/>
        </table:table-row>
        <table:table-row table:style-name="ro1">
          <table:table-cell office:value-type="string">
            <text:p>8771/3</text:p>
          </table:table-cell>
          <table:table-cell office:value-type="string">
            <text:p>C44.6</text:p>
          </table:table-cell>
          <table:table-cell office:value-type="string">
            <text:p>C4236</text:p>
          </table:table-cell>
          <table:table-cell office:value-type="string">
            <text:p>Epithelioid Cell Melanoma</text:p>
          </table:table-cell>
          <table:table-cell table:number-columns-repeated="1020"/>
        </table:table-row>
        <table:table-row table:style-name="ro1">
          <table:table-cell office:value-type="string">
            <text:p>8771/3</text:p>
          </table:table-cell>
          <table:table-cell office:value-type="string">
            <text:p>C18.9</text:p>
          </table:table-cell>
          <table:table-cell office:value-type="string">
            <text:p>C4236</text:p>
          </table:table-cell>
          <table:table-cell office:value-type="string">
            <text:p>Epithelioid Cell Melanoma</text:p>
          </table:table-cell>
          <table:table-cell table:number-columns-repeated="1020"/>
        </table:table-row>
        <table:table-row table:style-name="ro1">
          <table:table-cell office:value-type="string">
            <text:p>8772/3</text:p>
          </table:table-cell>
          <table:table-cell office:value-type="string">
            <text:p>C69.3</text:p>
          </table:table-cell>
          <table:table-cell office:value-type="string">
            <text:p>C4237</text:p>
          </table:table-cell>
          <table:table-cell office:value-type="string">
            <text:p>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2/3</text:p>
          </table:table-cell>
          <table:table-cell office:value-type="string">
            <text:p>C69.4</text:p>
          </table:table-cell>
          <table:table-cell office:value-type="string">
            <text:p>C4237</text:p>
          </table:table-cell>
          <table:table-cell office:value-type="string">
            <text:p>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2/3</text:p>
          </table:table-cell>
          <table:table-cell office:value-type="string">
            <text:p>C69.9</text:p>
          </table:table-cell>
          <table:table-cell office:value-type="string">
            <text:p>C4237</text:p>
          </table:table-cell>
          <table:table-cell office:value-type="string">
            <text:p>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2/3</text:p>
          </table:table-cell>
          <table:table-cell office:value-type="string">
            <text:p>C69.8</text:p>
          </table:table-cell>
          <table:table-cell office:value-type="string">
            <text:p>C4237</text:p>
          </table:table-cell>
          <table:table-cell office:value-type="string">
            <text:p>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2/3</text:p>
          </table:table-cell>
          <table:table-cell office:value-type="string">
            <text:p>C44.5</text:p>
          </table:table-cell>
          <table:table-cell office:value-type="string">
            <text:p>C4237</text:p>
          </table:table-cell>
          <table:table-cell office:value-type="string">
            <text:p>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2/3</text:p>
          </table:table-cell>
          <table:table-cell office:value-type="string">
            <text:p>C44.3</text:p>
          </table:table-cell>
          <table:table-cell office:value-type="string">
            <text:p>C4237</text:p>
          </table:table-cell>
          <table:table-cell office:value-type="string">
            <text:p>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2/3</text:p>
          </table:table-cell>
          <table:table-cell office:value-type="string">
            <text:p>C44.6</text:p>
          </table:table-cell>
          <table:table-cell office:value-type="string">
            <text:p>C4237</text:p>
          </table:table-cell>
          <table:table-cell office:value-type="string">
            <text:p>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4/3</text:p>
          </table:table-cell>
          <table:table-cell office:value-type="string">
            <text:p>C69.8</text:p>
          </table:table-cell>
          <table:table-cell table:style-name="ce4" office:value-type="string">
            <text:p>C4239</text:p>
          </table:table-cell>
          <table:table-cell table:style-name="ce4" office:value-type="string">
            <text:p>Type B 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4/3</text:p>
          </table:table-cell>
          <table:table-cell office:value-type="string">
            <text:p>C69.3</text:p>
          </table:table-cell>
          <table:table-cell table:style-name="ce4" office:value-type="string">
            <text:p>C4239</text:p>
          </table:table-cell>
          <table:table-cell table:style-name="ce4" office:value-type="string">
            <text:p>Type B 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830/3</text:p>
          </table:table-cell>
          <table:table-cell office:value-type="string">
            <text:p>C49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20"/>
        </table:table-row>
        <table:table-row table:style-name="ro1">
          <table:table-cell office:value-type="string">
            <text:p>8830/3</text:p>
          </table:table-cell>
          <table:table-cell office:value-type="string">
            <text:p>C48.0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20"/>
        </table:table-row>
        <table:table-row table:style-name="ro1">
          <table:table-cell office:value-type="string">
            <text:p>8830/3</text:p>
          </table:table-cell>
          <table:table-cell office:value-type="string">
            <text:p>C49.5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20"/>
        </table:table-row>
        <table:table-row table:style-name="ro1">
          <table:table-cell office:value-type="string">
            <text:p>8830/3</text:p>
          </table:table-cell>
          <table:table-cell office:value-type="string">
            <text:p>C49.6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20"/>
        </table:table-row>
        <table:table-row table:style-name="ro1">
          <table:table-cell office:value-type="string">
            <text:p>8830/3</text:p>
          </table:table-cell>
          <table:table-cell office:value-type="string">
            <text:p>C49.2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20"/>
        </table:table-row>
        <table:table-row table:style-name="ro1">
          <table:table-cell office:value-type="string">
            <text:p>8830/3</text:p>
          </table:table-cell>
          <table:table-cell office:value-type="string">
            <text:p>C49.3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20"/>
        </table:table-row>
        <table:table-row table:style-name="ro1">
          <table:table-cell office:value-type="string">
            <text:p>8851/3</text:p>
          </table:table-cell>
          <table:table-cell office:value-type="string">
            <text:p>C48.0</text:p>
          </table:table-cell>
          <table:table-cell office:value-type="string">
            <text:p>C4250</text:p>
          </table:table-cell>
          <table:table-cell office:value-type="string">
            <text:p>Well Differentiated Liposarcoma</text:p>
          </table:table-cell>
          <table:table-cell table:number-columns-repeated="1020"/>
        </table:table-row>
        <table:table-row table:style-name="ro1">
          <table:table-cell office:value-type="string">
            <text:p>8951/3</text:p>
          </table:table-cell>
          <table:table-cell office:value-type="string">
            <text:p>C55.9</text:p>
          </table:table-cell>
          <table:table-cell table:style-name="ce4" office:value-type="string">
            <text:p>C42700</text:p>
          </table:table-cell>
          <table:table-cell table:style-name="ce4" office:value-type="string">
            <text:p>Uterine Carcinosarcoma</text:p>
          </table:table-cell>
          <table:table-cell table:number-columns-repeated="1020"/>
        </table:table-row>
        <table:table-row table:style-name="ro1">
          <table:table-cell office:value-type="string">
            <text:p>8980/3</text:p>
          </table:table-cell>
          <table:table-cell office:value-type="string">
            <text:p>C55.9</text:p>
          </table:table-cell>
          <table:table-cell table:style-name="ce4" office:value-type="string">
            <text:p>C42700</text:p>
          </table:table-cell>
          <table:table-cell table:style-name="ce4" office:value-type="string">
            <text:p>Uterine Carcinosarcoma</text:p>
          </table:table-cell>
          <table:table-cell table:number-columns-repeated="1020"/>
        </table:table-row>
        <table:table-row table:style-name="ro1">
          <table:table-cell office:value-type="string">
            <text:p>9041/3</text:p>
          </table:table-cell>
          <table:table-cell office:value-type="string">
            <text:p>C64.9</text:p>
          </table:table-cell>
          <table:table-cell table:style-name="ce4" office:value-type="string">
            <text:p>C4277</text:p>
          </table:table-cell>
          <table:table-cell table:style-name="ce4" office:value-type="string">
            <text:p>Spindle Cell Synovial Sarcoma</text:p>
          </table:table-cell>
          <table:table-cell table:number-columns-repeated="1020"/>
        </table:table-row>
        <table:table-row table:style-name="ro1">
          <table:table-cell office:value-type="string">
            <text:p>9041/3</text:p>
          </table:table-cell>
          <table:table-cell office:value-type="string">
            <text:p>C49.3</text:p>
          </table:table-cell>
          <table:table-cell table:style-name="ce4" office:value-type="string">
            <text:p>C4277</text:p>
          </table:table-cell>
          <table:table-cell table:style-name="ce4" office:value-type="string">
            <text:p>Spindle Cell Synovial Sarcoma</text:p>
          </table:table-cell>
          <table:table-cell table:number-columns-repeated="1020"/>
        </table:table-row>
        <table:table-row table:style-name="ro1">
          <table:table-cell office:value-type="string">
            <text:p>9041/3</text:p>
          </table:table-cell>
          <table:table-cell office:value-type="string">
            <text:p>C49.2</text:p>
          </table:table-cell>
          <table:table-cell table:style-name="ce4" office:value-type="string">
            <text:p>C4277</text:p>
          </table:table-cell>
          <table:table-cell table:style-name="ce4" office:value-type="string">
            <text:p>Spindle Cell Synovial Sarcoma</text:p>
          </table:table-cell>
          <table:table-cell table:number-columns-repeated="1020"/>
        </table:table-row>
        <table:table-row table:style-name="ro1">
          <table:table-cell office:value-type="string">
            <text:p>9041/3</text:p>
          </table:table-cell>
          <table:table-cell office:value-type="string">
            <text:p>C49.0</text:p>
          </table:table-cell>
          <table:table-cell table:style-name="ce4" office:value-type="string">
            <text:p>C4277</text:p>
          </table:table-cell>
          <table:table-cell table:style-name="ce4" office:value-type="string">
            <text:p>Spindle Cell Synovial Sarcoma</text:p>
          </table:table-cell>
          <table:table-cell table:number-columns-repeated="1020"/>
        </table:table-row>
        <table:table-row table:style-name="ro1">
          <table:table-cell office:value-type="string">
            <text:p>9043/3</text:p>
          </table:table-cell>
          <table:table-cell office:value-type="string">
            <text:p>C49.2</text:p>
          </table:table-cell>
          <table:table-cell table:style-name="ce4" office:value-type="string">
            <text:p>C4279</text:p>
          </table:table-cell>
          <table:table-cell table:style-name="ce4" office:value-type="string">
            <text:p>Biphasic Synovial Sarcoma</text:p>
          </table:table-cell>
          <table:table-cell table:number-columns-repeated="1020"/>
        </table:table-row>
        <table:table-row table:style-name="ro1">
          <table:table-cell office:value-type="string">
            <text:p>9043/3</text:p>
          </table:table-cell>
          <table:table-cell office:value-type="string">
            <text:p>C49.6</text:p>
          </table:table-cell>
          <table:table-cell table:style-name="ce4" office:value-type="string">
            <text:p>C4279</text:p>
          </table:table-cell>
          <table:table-cell table:style-name="ce4" office:value-type="string">
            <text:p>Biphasic Synovial Sarcoma</text:p>
          </table:table-cell>
          <table:table-cell table:number-columns-repeated="1020"/>
        </table:table-row>
        <table:table-row table:style-name="ro1">
          <table:table-cell office:value-type="string">
            <text:p>8802/3</text:p>
          </table:table-cell>
          <table:table-cell office:value-type="string">
            <text:p>C49.2</text:p>
          </table:table-cell>
          <table:table-cell table:style-name="ce4" office:value-type="string">
            <text:p>C4304</text:p>
          </table:table-cell>
          <table:table-cell table:style-name="ce4" office:value-type="string">
            <text:p>Malignancy in Giant Cell Tumor of Bone</text:p>
          </table:table-cell>
          <table:table-cell table:number-columns-repeated="1020"/>
        </table:table-row>
        <table:table-row table:style-name="ro1">
          <table:table-cell office:value-type="string">
            <text:p>8802/3</text:p>
          </table:table-cell>
          <table:table-cell office:value-type="string">
            <text:p>C64.9</text:p>
          </table:table-cell>
          <table:table-cell table:style-name="ce4" office:value-type="string">
            <text:p>C4304</text:p>
          </table:table-cell>
          <table:table-cell table:style-name="ce4" office:value-type="string">
            <text:p>Malignancy in Giant Cell Tumor of Bone</text:p>
          </table:table-cell>
          <table:table-cell table:number-columns-repeated="1020"/>
        </table:table-row>
        <table:table-row table:style-name="ro1">
          <table:table-cell office:value-type="string">
            <text:p>9451/3</text:p>
          </table:table-cell>
          <table:table-cell office:value-type="string">
            <text:p>C71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20"/>
        </table:table-row>
        <table:table-row table:style-name="ro1">
          <table:table-cell office:value-type="string">
            <text:p>9451/3</text:p>
          </table:table-cell>
          <table:table-cell office:value-type="string">
            <text:p>C71.9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20"/>
        </table:table-row>
        <table:table-row table:style-name="ro1">
          <table:table-cell office:value-type="string">
            <text:p>9451/3</text:p>
          </table:table-cell>
          <table:table-cell office:value-type="string">
            <text:p>C71.1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20"/>
        </table:table-row>
        <table:table-row table:style-name="ro1">
          <table:table-cell office:value-type="string">
            <text:p>9451/3</text:p>
          </table:table-cell>
          <table:table-cell office:value-type="string">
            <text:p>C71.0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0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2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4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5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6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7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9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8.3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19.9</text:p>
          </table:table-cell>
          <table:table-cell table:style-name="ce5" office:value-type="string">
            <text:p>C43584</text:p>
          </table:table-cell>
          <table:table-cell table:style-name="ce3" office:value-type="string">
            <text:p>Rectosigmoid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9.9</text:p>
          </table:table-cell>
          <table:table-cell table:style-name="ce4" office:value-type="string">
            <text:p>C43592</text:p>
          </table:table-cell>
          <table:table-cell table:style-name="ce4" office:value-type="string">
            <text:p>Rectosigmoid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160/3</text:p>
          </table:table-cell>
          <table:table-cell office:value-type="string">
            <text:p>C24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  <table:table-cell table:number-columns-repeated="1020"/>
        </table:table-row>
        <table:table-row table:style-name="ro1">
          <table:table-cell office:value-type="string">
            <text:p>8160/3</text:p>
          </table:table-cell>
          <table:table-cell office:value-type="string">
            <text:p>C24.0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  <table:table-cell table:number-columns-repeated="1020"/>
        </table:table-row>
        <table:table-row table:style-name="ro1">
          <table:table-cell office:value-type="string">
            <text:p>8160/3</text:p>
          </table:table-cell>
          <table:table-cell office:value-type="string">
            <text:p>C22.1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  <table:table-cell table:number-columns-repeated="1020"/>
        </table:table-row>
        <table:table-row table:style-name="ro1">
          <table:table-cell office:value-type="string">
            <text:p>8160/3</text:p>
          </table:table-cell>
          <table:table-cell office:value-type="string">
            <text:p>C22.0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  <table:table-cell table:number-columns-repeated="1020"/>
        </table:table-row>
        <table:table-row table:style-name="ro1">
          <table:table-cell office:value-type="string">
            <text:p>9020/3</text:p>
          </table:table-cell>
          <table:table-cell office:value-type="string">
            <text:p>C50</text:p>
          </table:table-cell>
          <table:table-cell office:value-type="string">
            <text:p>C4504</text:p>
          </table:table-cell>
          <table:table-cell office:value-type="string">
            <text:p>Malignant Breast Phyllodes Tumor</text:p>
          </table:table-cell>
          <table:table-cell table:number-columns-repeated="1020"/>
        </table:table-row>
        <table:table-row table:style-name="ro1">
          <table:table-cell office:value-type="string">
            <text:p>9020/3</text:p>
          </table:table-cell>
          <table:table-cell office:value-type="string">
            <text:p>C50.9</text:p>
          </table:table-cell>
          <table:table-cell office:value-type="string">
            <text:p>C4504</text:p>
          </table:table-cell>
          <table:table-cell office:value-type="string">
            <text:p>Malignant Breast Phyllodes Tumor</text:p>
          </table:table-cell>
          <table:table-cell table:number-columns-repeated="1020"/>
        </table:table-row>
        <table:table-row table:style-name="ro1">
          <table:table-cell office:value-type="string">
            <text:p>8560/3</text:p>
          </table:table-cell>
          <table:table-cell office:value-type="string">
            <text:p>C53.9</text:p>
          </table:table-cell>
          <table:table-cell table:style-name="ce4" office:value-type="string">
            <text:p>C4519</text:p>
          </table:table-cell>
          <table:table-cell table:style-name="ce5" office:value-type="string">
            <text:p>Cervical Adenosquamous Carcinoma</text:p>
          </table:table-cell>
          <table:table-cell table:number-columns-repeated="1020"/>
        </table:table-row>
        <table:table-row table:style-name="ro1">
          <table:table-cell office:value-type="string">
            <text:p>8052/3</text:p>
          </table:table-cell>
          <table:table-cell office:value-type="string">
            <text:p>C34.3</text:p>
          </table:table-cell>
          <table:table-cell table:style-name="ce3" office:value-type="string">
            <text:p>C45502</text:p>
          </table:table-cell>
          <table:table-cell table:style-name="ce3" office:value-type="string">
            <text:p>Lung Squamous Cell Carcinoma, Papillary Variant</text:p>
          </table:table-cell>
          <table:table-cell table:number-columns-repeated="1020"/>
        </table:table-row>
        <table:table-row table:style-name="ro1">
          <table:table-cell office:value-type="string">
            <text:p>8052/3</text:p>
          </table:table-cell>
          <table:table-cell office:value-type="string">
            <text:p>C34.1</text:p>
          </table:table-cell>
          <table:table-cell table:style-name="ce3" office:value-type="string">
            <text:p>C45502</text:p>
          </table:table-cell>
          <table:table-cell table:style-name="ce3" office:value-type="string">
            <text:p>Lung Squamous Cell Carcinoma, Papillary Variant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34.1</text:p>
          </table:table-cell>
          <table:table-cell table:style-name="ce4" office:value-type="string">
            <text:p>C45507</text:p>
          </table:table-cell>
          <table:table-cell table:style-name="ce4" office:value-type="string">
            <text:p>Lung Basaloid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34.3</text:p>
          </table:table-cell>
          <table:table-cell table:style-name="ce4" office:value-type="string">
            <text:p>C45507</text:p>
          </table:table-cell>
          <table:table-cell table:style-name="ce4" office:value-type="string">
            <text:p>Lung Basaloid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490/3</text:p>
          </table:table-cell>
          <table:table-cell office:value-type="string">
            <text:p>C34.1</text:p>
          </table:table-cell>
          <table:table-cell table:style-name="ce4" office:value-type="string">
            <text:p>C45514</text:p>
          </table:table-cell>
          <table:table-cell table:style-name="ce4" office:value-type="string">
            <text:p>Lung Signet Ring Cell Carcinoma</text:p>
          </table:table-cell>
          <table:table-cell table:number-columns-repeated="1020"/>
        </table:table-row>
        <table:table-row table:style-name="ro1">
          <table:table-cell office:value-type="string">
            <text:p>8310/3</text:p>
          </table:table-cell>
          <table:table-cell office:value-type="string">
            <text:p>C34.1</text:p>
          </table:table-cell>
          <table:table-cell table:style-name="ce4" office:value-type="string">
            <text:p>C45516</text:p>
          </table:table-cell>
          <table:table-cell table:style-name="ce4" office:value-type="string">
            <text:p>Lung Clear Cell Adenocarcinoma</text:p>
          </table:table-cell>
          <table:table-cell table:number-columns-repeated="1020"/>
        </table:table-row>
        <table:table-row table:style-name="ro1">
          <table:table-cell office:value-type="string">
            <text:p>8310/3</text:p>
          </table:table-cell>
          <table:table-cell office:value-type="string">
            <text:p>C34.3</text:p>
          </table:table-cell>
          <table:table-cell table:style-name="ce4" office:value-type="string">
            <text:p>C45516</text:p>
          </table:table-cell>
          <table:table-cell table:style-name="ce4" office:value-type="string">
            <text:p>Lung Clear Cell Adenocarci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69.3</text:p>
          </table:table-cell>
          <table:table-cell table:style-name="ce4" office:value-type="string">
            <text:p>C4561</text:p>
          </table:table-cell>
          <table:table-cell table:style-name="ce5" office:value-type="string">
            <text:p>Choroid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34.3</text:p>
          </table:table-cell>
          <table:table-cell table:style-name="ce4" office:value-type="string">
            <text:p>C45652</text:p>
          </table:table-cell>
          <table:table-cell table:style-name="ce4" office:value-type="string">
            <text:p>Lung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34.1</text:p>
          </table:table-cell>
          <table:table-cell table:style-name="ce4" office:value-type="string">
            <text:p>C45652</text:p>
          </table:table-cell>
          <table:table-cell table:style-name="ce4" office:value-type="string">
            <text:p>Lung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34.9</text:p>
          </table:table-cell>
          <table:table-cell table:style-name="ce4" office:value-type="string">
            <text:p>C45652</text:p>
          </table:table-cell>
          <table:table-cell table:style-name="ce4" office:value-type="string">
            <text:p>Lung Mela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30.0</text:p>
          </table:table-cell>
          <table:table-cell table:style-name="ce4" office:value-type="string">
            <text:p>C45652</text:p>
          </table:table-cell>
          <table:table-cell table:style-name="ce4" office:value-type="string">
            <text:p>Lung Melanoma</text:p>
          </table:table-cell>
          <table:table-cell table:number-columns-repeated="1020"/>
        </table:table-row>
        <table:table-row table:style-name="ro1">
          <table:table-cell office:value-type="string">
            <text:p>9052/3</text:p>
          </table:table-cell>
          <table:table-cell office:value-type="string">
            <text:p>C38.4</text:p>
          </table:table-cell>
          <table:table-cell table:style-name="ce5" office:value-type="string">
            <text:p>C45662</text:p>
          </table:table-cell>
          <table:table-cell table:style-name="ce5" office:value-type="string">
            <text:p>Pleural Epithelioid Mesothelioma</text:p>
          </table:table-cell>
          <table:table-cell table:number-columns-repeated="1020"/>
        </table:table-row>
        <table:table-row table:style-name="ro1">
          <table:table-cell office:value-type="string">
            <text:p>9051/3</text:p>
          </table:table-cell>
          <table:table-cell office:value-type="string">
            <text:p>C38.4</text:p>
          </table:table-cell>
          <table:table-cell table:style-name="ce4" office:value-type="string">
            <text:p>C45664</text:p>
          </table:table-cell>
          <table:table-cell table:style-name="ce4" office:value-type="string">
            <text:p>Pleural Desmoplastic Mesothelioma</text:p>
          </table:table-cell>
          <table:table-cell table:number-columns-repeated="1020"/>
        </table:table-row>
        <table:table-row table:style-name="ro1">
          <table:table-cell office:value-type="string">
            <text:p>9053/3</text:p>
          </table:table-cell>
          <table:table-cell office:value-type="string">
            <text:p>C38.4</text:p>
          </table:table-cell>
          <table:table-cell table:style-name="ce4" office:value-type="string">
            <text:p>C45665</text:p>
          </table:table-cell>
          <table:table-cell table:style-name="ce4" office:value-type="string">
            <text:p>Pleural Biphasic Mesothelioma</text:p>
          </table:table-cell>
          <table:table-cell table:number-columns-repeated="1020"/>
        </table:table-row>
        <table:table-row table:style-name="ro1">
          <table:table-cell office:value-type="string">
            <text:p>8010/3</text:p>
          </table:table-cell>
          <table:table-cell office:value-type="string">
            <text:p>C73</text:p>
          </table:table-cell>
          <table:table-cell office:value-type="string">
            <text:p>C46008</text:p>
          </table:table-cell>
          <table:table-cell office:value-type="string">
            <text:p>Thyroid Gland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21.8</text:p>
          </table:table-cell>
          <table:table-cell table:style-name="ce4" office:value-type="string">
            <text:p>C4639</text:p>
          </table:table-cell>
          <table:table-cell table:style-name="ce4" office:value-type="string">
            <text:p>Anal Mela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1.9</text:p>
          </table:table-cell>
          <table:table-cell table:style-name="ce3" office:value-type="string">
            <text:p>C4648</text:p>
          </table:table-cell>
          <table:table-cell table:style-name="ce3" office:value-type="string">
            <text:p>Tongue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2.1</text:p>
          </table:table-cell>
          <table:table-cell table:style-name="ce3" office:value-type="string">
            <text:p>C4648</text:p>
          </table:table-cell>
          <table:table-cell table:style-name="ce3" office:value-type="string">
            <text:p>Tongue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2.2</text:p>
          </table:table-cell>
          <table:table-cell table:style-name="ce3" office:value-type="string">
            <text:p>C4648</text:p>
          </table:table-cell>
          <table:table-cell table:style-name="ce3" office:value-type="string">
            <text:p>Tongue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2.9</text:p>
          </table:table-cell>
          <table:table-cell table:style-name="ce3" office:value-type="string">
            <text:p>C4648</text:p>
          </table:table-cell>
          <table:table-cell table:style-name="ce3" office:value-type="string">
            <text:p>Tongue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10/3</text:p>
          </table:table-cell>
          <table:table-cell office:value-type="string">
            <text:p>C73.9</text:p>
          </table:table-cell>
          <table:table-cell table:style-name="ce6" office:value-type="string">
            <text:p>C4815</text:p>
          </table:table-cell>
          <table:table-cell table:style-name="ce6" office:value-type="string">
            <text:p>Thyroid Gland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6</text:p>
          </table:table-cell>
          <table:table-cell office:value-type="string">
            <text:p>C4833</text:p>
          </table:table-cell>
          <table:table-cell office:value-type="string">
            <text:p>Oral Cavity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6.9</text:p>
          </table:table-cell>
          <table:table-cell table:style-name="ce6" office:value-type="string">
            <text:p>C4833</text:p>
          </table:table-cell>
          <table:table-cell table:style-name="ce6" office:value-type="string">
            <text:p>Oral Cavity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6.0</text:p>
          </table:table-cell>
          <table:table-cell table:style-name="ce6" office:value-type="string">
            <text:p>C4833</text:p>
          </table:table-cell>
          <table:table-cell table:style-name="ce6" office:value-type="string">
            <text:p>Oral Cavity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10/3</text:p>
          </table:table-cell>
          <table:table-cell office:value-type="string">
            <text:p>C50.9</text:p>
          </table:table-cell>
          <table:table-cell table:style-name="ce6" office:value-type="string">
            <text:p>C4872</text:p>
          </table:table-cell>
          <table:table-cell table:style-name="ce6" office:value-type="string">
            <text:p>Breast Carcinoma</text:p>
          </table:table-cell>
          <table:table-cell table:number-columns-repeated="1020"/>
        </table:table-row>
        <table:table-row table:style-name="ro1">
          <table:table-cell office:value-type="string">
            <text:p>8010/3</text:p>
          </table:table-cell>
          <table:table-cell office:value-type="string">
            <text:p>C18</text:p>
          </table:table-cell>
          <table:table-cell office:value-type="string">
            <text:p>C4910</text:p>
          </table:table-cell>
          <table:table-cell office:value-type="string">
            <text:p>Colon Carcinoma</text:p>
          </table:table-cell>
          <table:table-cell table:number-columns-repeated="1020"/>
        </table:table-row>
        <table:table-row table:style-name="ro1">
          <table:table-cell office:value-type="string">
            <text:p>8010/3</text:p>
          </table:table-cell>
          <table:table-cell office:value-type="string">
            <text:p>C18.7</text:p>
          </table:table-cell>
          <table:table-cell table:style-name="ce6" office:value-type="string">
            <text:p>C4910</text:p>
          </table:table-cell>
          <table:table-cell table:style-name="ce6" office:value-type="string">
            <text:p>Colon Carcinoma</text:p>
          </table:table-cell>
          <table:table-cell table:number-columns-repeated="1020"/>
        </table:table-row>
        <table:table-row table:style-name="ro1">
          <table:table-cell office:value-type="string">
            <text:p>8010/3</text:p>
          </table:table-cell>
          <table:table-cell office:value-type="string">
            <text:p>C67.9</text:p>
          </table:table-cell>
          <table:table-cell table:style-name="ce6" office:value-type="string">
            <text:p>C4912</text:p>
          </table:table-cell>
          <table:table-cell table:style-name="ce6" office:value-type="string">
            <text:p>Bladder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32.1</text:p>
          </table:table-cell>
          <table:table-cell table:style-name="ce3" office:value-type="string">
            <text:p>C4945</text:p>
          </table:table-cell>
          <table:table-cell table:style-name="ce10" office:value-type="string">
            <text:p>Supraglottic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201/3</text:p>
          </table:table-cell>
          <table:table-cell office:value-type="string">
            <text:p>C50.9</text:p>
          </table:table-cell>
          <table:table-cell table:style-name="ce8" office:value-type="string">
            <text:p>C5130</text:p>
          </table:table-cell>
          <table:table-cell table:style-name="ce4" office:value-type="string">
            <text:p>Adenoid Cystic Breast Carcinoma</text:p>
          </table:table-cell>
          <table:table-cell table:number-columns-repeated="1020"/>
        </table:table-row>
        <table:table-row table:style-name="ro1">
          <table:table-cell office:value-type="string">
            <text:p>8401/3</text:p>
          </table:table-cell>
          <table:table-cell office:value-type="string">
            <text:p>C50.9</text:p>
          </table:table-cell>
          <table:table-cell table:style-name="ce4" office:value-type="string">
            <text:p>C5141</text:p>
          </table:table-cell>
          <table:table-cell table:style-name="ce4" office:value-type="string">
            <text:p>Apocrine Breast Carcinoma</text:p>
          </table:table-cell>
          <table:table-cell table:number-columns-repeated="1020"/>
        </table:table-row>
        <table:table-row table:style-name="ro1">
          <table:table-cell office:value-type="string">
            <text:p>8522/3</text:p>
          </table:table-cell>
          <table:table-cell office:value-type="string">
            <text:p>C50.9</text:p>
          </table:table-cell>
          <table:table-cell office:value-type="string">
            <text:p>C5160</text:p>
          </table:table-cell>
          <table:table-cell office:value-type="string">
            <text:p>Mixed Lobular and Ductal Breast Carcinoma</text:p>
          </table:table-cell>
          <table:table-cell table:number-columns-repeated="1020"/>
        </table:table-row>
        <table:table-row table:style-name="ro1">
          <table:table-cell office:value-type="string">
            <text:p>8022/3</text:p>
          </table:table-cell>
          <table:table-cell office:value-type="string">
            <text:p>C50.9</text:p>
          </table:table-cell>
          <table:table-cell table:style-name="ce3" office:value-type="string">
            <text:p>C5161</text:p>
          </table:table-cell>
          <table:table-cell table:style-name="ce3" office:value-type="string">
            <text:p>Pleomorphic Breast Carcinoma</text:p>
          </table:table-cell>
          <table:table-cell table:number-columns-repeated="1020"/>
        </table:table-row>
        <table:table-row table:style-name="ro1">
          <table:table-cell office:value-type="string">
            <text:p>8022/3</text:p>
          </table:table-cell>
          <table:table-cell office:value-type="string">
            <text:p>C50.8</text:p>
          </table:table-cell>
          <table:table-cell table:style-name="ce3" office:value-type="string">
            <text:p>C5161</text:p>
          </table:table-cell>
          <table:table-cell table:style-name="ce3" office:value-type="string">
            <text:p>Pleomorphic Breast Carcinoma</text:p>
          </table:table-cell>
          <table:table-cell table:number-columns-repeated="1020"/>
        </table:table-row>
        <table:table-row table:style-name="ro1">
          <table:table-cell office:value-type="string">
            <text:p>8440/3</text:p>
          </table:table-cell>
          <table:table-cell office:value-type="string">
            <text:p>C56.9</text:p>
          </table:table-cell>
          <table:table-cell table:style-name="ce5" office:value-type="string">
            <text:p>C5228</text:p>
          </table:table-cell>
          <table:table-cell table:style-name="ce5" office:value-type="string">
            <text:p>Ovarian Cystadenocarcin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56.9</text:p>
          </table:table-cell>
          <table:table-cell table:style-name="ce4" office:value-type="string">
            <text:p>C5234</text:p>
          </table:table-cell>
          <table:table-cell table:style-name="ce4" office:value-type="string">
            <text:p>Ovarian Leiomyosarc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6.9</text:p>
          </table:table-cell>
          <table:table-cell table:style-name="ce4" office:value-type="string">
            <text:p>C5248</text:p>
          </table:table-cell>
          <table:table-cell table:style-name="ce4" office:value-type="string">
            <text:p>Mucinous 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6.1</text:p>
          </table:table-cell>
          <table:table-cell table:style-name="ce4" office:value-type="string">
            <text:p>C5248</text:p>
          </table:table-cell>
          <table:table-cell table:style-name="ce4" office:value-type="string">
            <text:p>Mucinous 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6.0</text:p>
          </table:table-cell>
          <table:table-cell table:style-name="ce4" office:value-type="string">
            <text:p>C5248</text:p>
          </table:table-cell>
          <table:table-cell table:style-name="ce4" office:value-type="string">
            <text:p>Mucinous 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6.3</text:p>
          </table:table-cell>
          <table:table-cell table:style-name="ce4" office:value-type="string">
            <text:p>C5248</text:p>
          </table:table-cell>
          <table:table-cell table:style-name="ce4" office:value-type="string">
            <text:p>Mucinous 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6.2</text:p>
          </table:table-cell>
          <table:table-cell table:style-name="ce4" office:value-type="string">
            <text:p>C5248</text:p>
          </table:table-cell>
          <table:table-cell table:style-name="ce4" office:value-type="string">
            <text:p>Mucinous Gastric Adenocarcin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16.9</text:p>
          </table:table-cell>
          <table:table-cell table:style-name="ce5" office:value-type="string">
            <text:p>C5253</text:p>
          </table:table-cell>
          <table:table-cell table:style-name="ce3" office:value-type="string">
            <text:p>Gastric 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09.9</text:p>
          </table:table-cell>
          <table:table-cell table:style-name="ce4" office:value-type="string">
            <text:p>C54244</text:p>
          </table:table-cell>
          <table:table-cell table:style-name="ce4" office:value-type="string">
            <text:p>Basaloid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01.9</text:p>
          </table:table-cell>
          <table:table-cell table:style-name="ce4" office:value-type="string">
            <text:p>C54244</text:p>
          </table:table-cell>
          <table:table-cell table:style-name="ce4" office:value-type="string">
            <text:p>Basaloid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16.1</text:p>
          </table:table-cell>
          <table:table-cell table:style-name="ce4" office:value-type="string">
            <text:p>C5472</text:p>
          </table:table-cell>
          <table:table-cell table:style-name="ce4" office:value-type="string">
            <text:p>Gastric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16.0</text:p>
          </table:table-cell>
          <table:table-cell table:style-name="ce4" office:value-type="string">
            <text:p>C5472</text:p>
          </table:table-cell>
          <table:table-cell table:style-name="ce4" office:value-type="string">
            <text:p>Gastric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16.3</text:p>
          </table:table-cell>
          <table:table-cell table:style-name="ce4" office:value-type="string">
            <text:p>C5472</text:p>
          </table:table-cell>
          <table:table-cell table:style-name="ce4" office:value-type="string">
            <text:p>Gastric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16.2</text:p>
          </table:table-cell>
          <table:table-cell table:style-name="ce4" office:value-type="string">
            <text:p>C5472</text:p>
          </table:table-cell>
          <table:table-cell table:style-name="ce4" office:value-type="string">
            <text:p>Gastric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16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16.1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16.0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16.2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16.3</text:p>
          </table:table-cell>
          <table:table-cell table:style-name="ce4" office:value-type="string">
            <text:p>C5473</text:p>
          </table:table-cell>
          <table:table-cell table:style-name="ce4" office:value-type="string">
            <text:p>Gastric Tubular Adenocarcinoma</text:p>
          </table:table-cell>
          <table:table-cell table:number-columns-repeated="1020"/>
        </table:table-row>
        <table:table-row table:style-name="ro1">
          <table:table-cell office:value-type="string">
            <text:p>8560/3</text:p>
          </table:table-cell>
          <table:table-cell office:value-type="string">
            <text:p>C18.2</text:p>
          </table:table-cell>
          <table:table-cell table:style-name="ce4" office:value-type="string">
            <text:p>C5491</text:p>
          </table:table-cell>
          <table:table-cell table:style-name="ce4" office:value-type="string">
            <text:p>Colon Adenosquamous Carcinoma</text:p>
          </table:table-cell>
          <table:table-cell table:number-columns-repeated="1020"/>
        </table:table-row>
        <table:table-row table:style-name="ro1">
          <table:table-cell office:value-type="string">
            <text:p>8490/3</text:p>
          </table:table-cell>
          <table:table-cell office:value-type="string">
            <text:p>C61.9</text:p>
          </table:table-cell>
          <table:table-cell table:style-name="ce4" office:value-type="string">
            <text:p>C5535</text:p>
          </table:table-cell>
          <table:table-cell table:style-name="ce5" office:value-type="string">
            <text:p>Acinar Prostate Adenocarcinoma, Signet Ring Variant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61.9</text:p>
          </table:table-cell>
          <table:table-cell table:style-name="ce4" office:value-type="string">
            <text:p>C5537</text:p>
          </table:table-cell>
          <table:table-cell table:style-name="ce4" office:value-type="string">
            <text:p>Acinar Prostate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34.2</text:p>
          </table:table-cell>
          <table:table-cell table:style-name="ce4" office:value-type="string">
            <text:p>C5650</text:p>
          </table:table-cell>
          <table:table-cell table:style-name="ce4" office:value-type="string">
            <text:p>Lung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34.9</text:p>
          </table:table-cell>
          <table:table-cell table:style-name="ce4" office:value-type="string">
            <text:p>C5650</text:p>
          </table:table-cell>
          <table:table-cell table:style-name="ce4" office:value-type="string">
            <text:p>Lung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34.8</text:p>
          </table:table-cell>
          <table:table-cell table:style-name="ce4" office:value-type="string">
            <text:p>C5650</text:p>
          </table:table-cell>
          <table:table-cell table:style-name="ce4" office:value-type="string">
            <text:p>Lung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34.1</text:p>
          </table:table-cell>
          <table:table-cell table:style-name="ce4" office:value-type="string">
            <text:p>C5650</text:p>
          </table:table-cell>
          <table:table-cell table:style-name="ce4" office:value-type="string">
            <text:p>Lung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34.3</text:p>
          </table:table-cell>
          <table:table-cell table:style-name="ce4" office:value-type="string">
            <text:p>C5650</text:p>
          </table:table-cell>
          <table:table-cell table:style-name="ce4" office:value-type="string">
            <text:p>Lung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230/3</text:p>
          </table:table-cell>
          <table:table-cell office:value-type="string">
            <text:p>C34.1</text:p>
          </table:table-cell>
          <table:table-cell table:style-name="ce4" office:value-type="string">
            <text:p>C5651</text:p>
          </table:table-cell>
          <table:table-cell table:style-name="ce4" office:value-type="string">
            <text:p>Solid Lung Adenocarcinoma</text:p>
          </table:table-cell>
          <table:table-cell table:number-columns-repeated="1020"/>
        </table:table-row>
        <table:table-row table:style-name="ro1">
          <table:table-cell office:value-type="string">
            <text:p>8020/3</text:p>
          </table:table-cell>
          <table:table-cell office:value-type="string">
            <text:p>C25.0</text:p>
          </table:table-cell>
          <table:table-cell table:style-name="ce3" office:value-type="string">
            <text:p>C5722</text:p>
          </table:table-cell>
          <table:table-cell table:style-name="ce3" office:value-type="string">
            <text:p>Undifferentiated Pancreatic Carcin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3.9</text:p>
          </table:table-cell>
          <table:table-cell table:style-name="ce5" office:value-type="string">
            <text:p>C6046</text:p>
          </table:table-cell>
          <table:table-cell table:style-name="ce5" office:value-type="string">
            <text:p>Thyroid Gland 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400/3</text:p>
          </table:table-cell>
          <table:table-cell office:value-type="string">
            <text:p>C71.1</text:p>
          </table:table-cell>
          <table:table-cell office:value-type="string">
            <text:p>C60781</text:p>
          </table:table-cell>
          <table:table-cell office:value-type="string">
            <text:p>Astrocytoma</text:p>
          </table:table-cell>
          <table:table-cell table:number-columns-repeated="1020"/>
        </table:table-row>
        <table:table-row table:style-name="ro1">
          <table:table-cell office:value-type="string">
            <text:p>9400/3</text:p>
          </table:table-cell>
          <table:table-cell office:value-type="string">
            <text:p>C71.0</text:p>
          </table:table-cell>
          <table:table-cell office:value-type="string">
            <text:p>C60781</text:p>
          </table:table-cell>
          <table:table-cell office:value-type="string">
            <text:p>Astrocytoma</text:p>
          </table:table-cell>
          <table:table-cell table:number-columns-repeated="1020"/>
        </table:table-row>
        <table:table-row table:style-name="ro1">
          <table:table-cell office:value-type="string">
            <text:p>9400/3</text:p>
          </table:table-cell>
          <table:table-cell office:value-type="string">
            <text:p>C71.9</text:p>
          </table:table-cell>
          <table:table-cell office:value-type="string">
            <text:p>C60781</text:p>
          </table:table-cell>
          <table:table-cell office:value-type="string">
            <text:p>Astrocytoma</text:p>
          </table:table-cell>
          <table:table-cell table:number-columns-repeated="1020"/>
        </table:table-row>
        <table:table-row table:style-name="ro1">
          <table:table-cell office:value-type="string">
            <text:p>8380/3</text:p>
          </table:table-cell>
          <table:table-cell office:value-type="string">
            <text:p>C54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20"/>
        </table:table-row>
        <table:table-row table:style-name="ro1">
          <table:table-cell office:value-type="string">
            <text:p>8380/3</text:p>
          </table:table-cell>
          <table:table-cell office:value-type="string">
            <text:p>C54.1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54.9</text:p>
          </table:table-cell>
          <table:table-cell table:style-name="ce4" office:value-type="string">
            <text:p>C6340</text:p>
          </table:table-cell>
          <table:table-cell table:style-name="ce4" office:value-type="string">
            <text:p>Uterine Corpus 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54.2</text:p>
          </table:table-cell>
          <table:table-cell table:style-name="ce4" office:value-type="string">
            <text:p>C6340</text:p>
          </table:table-cell>
          <table:table-cell table:style-name="ce4" office:value-type="string">
            <text:p>Uterine Corpus Leiomyosarcoma</text:p>
          </table:table-cell>
          <table:table-cell table:number-columns-repeated="1020"/>
        </table:table-row>
        <table:table-row table:style-name="ro1">
          <table:table-cell office:value-type="string">
            <text:p>8890/3</text:p>
          </table:table-cell>
          <table:table-cell office:value-type="string">
            <text:p>C55.9</text:p>
          </table:table-cell>
          <table:table-cell table:style-name="ce4" office:value-type="string">
            <text:p>C6340</text:p>
          </table:table-cell>
          <table:table-cell table:style-name="ce4" office:value-type="string">
            <text:p>Uterine Corpus Leiomyosarcoma</text:p>
          </table:table-cell>
          <table:table-cell table:number-columns-repeated="1020"/>
        </table:table-row>
        <table:table-row table:style-name="ro1">
          <table:table-cell office:value-type="string">
            <text:p>9070/3</text:p>
          </table:table-cell>
          <table:table-cell office:value-type="string">
            <text:p>C62.9</text:p>
          </table:table-cell>
          <table:table-cell table:style-name="ce5" office:value-type="string">
            <text:p>C6341</text:p>
          </table:table-cell>
          <table:table-cell table:style-name="ce5" office:value-type="string">
            <text:p>Testicular Embryonal Carcinoma</text:p>
          </table:table-cell>
          <table:table-cell table:number-columns-repeated="1020"/>
        </table:table-row>
        <table:table-row table:style-name="ro1">
          <table:table-cell office:value-type="string">
            <text:p>8380/3</text:p>
          </table:table-cell>
          <table:table-cell office:value-type="string">
            <text:p>C53.0</text:p>
          </table:table-cell>
          <table:table-cell table:style-name="ce4" office:value-type="string">
            <text:p>C6343</text:p>
          </table:table-cell>
          <table:table-cell table:style-name="ce4" office:value-type="string">
            <text:p>Cervical Endometrioid Adenocarcinoma</text:p>
          </table:table-cell>
          <table:table-cell table:number-columns-repeated="1020"/>
        </table:table-row>
        <table:table-row table:style-name="ro1">
          <table:table-cell office:value-type="string">
            <text:p>8380/3</text:p>
          </table:table-cell>
          <table:table-cell office:value-type="string">
            <text:p>C53.9</text:p>
          </table:table-cell>
          <table:table-cell table:style-name="ce4" office:value-type="string">
            <text:p>C6343</text:p>
          </table:table-cell>
          <table:table-cell table:style-name="ce4" office:value-type="string">
            <text:p>Cervical Endometrioid Adenocarcinoma</text:p>
          </table:table-cell>
          <table:table-cell table:number-columns-repeated="1020"/>
        </table:table-row>
        <table:table-row table:style-name="ro1">
          <table:table-cell office:value-type="string">
            <text:p>9085/3</text:p>
          </table:table-cell>
          <table:table-cell office:value-type="string">
            <text:p>C62.9</text:p>
          </table:table-cell>
          <table:table-cell table:style-name="ce4" office:value-type="string">
            <text:p>C6347</text:p>
          </table:table-cell>
          <table:table-cell table:style-name="ce5" office:value-type="string">
            <text:p>Testicular Mixed Germ Cell Tumor</text:p>
          </table:table-cell>
          <table:table-cell table:number-columns-repeated="1020"/>
        </table:table-row>
        <table:table-row table:style-name="ro1">
          <table:table-cell office:value-type="string">
            <text:p>9081/3</text:p>
          </table:table-cell>
          <table:table-cell office:value-type="string">
            <text:p>C62.9</text:p>
          </table:table-cell>
          <table:table-cell table:style-name="ce4" office:value-type="string">
            <text:p>C6351</text:p>
          </table:table-cell>
          <table:table-cell table:style-name="ce4" office:value-type="string">
            <text:p>Testicular Mixed Embryonal Carcinoma and Teratoma</text:p>
          </table:table-cell>
          <table:table-cell table:number-columns-repeated="1020"/>
        </table:table-row>
        <table:table-row table:style-name="ro1">
          <table:table-cell office:value-type="string">
            <text:p>9080/3</text:p>
          </table:table-cell>
          <table:table-cell office:value-type="string">
            <text:p>C62.9</text:p>
          </table:table-cell>
          <table:table-cell table:style-name="ce5" office:value-type="string">
            <text:p>C6353</text:p>
          </table:table-cell>
          <table:table-cell table:style-name="ce5" office:value-type="string">
            <text:p>Immature Testicular Teratoma</text:p>
          </table:table-cell>
          <table:table-cell table:number-columns-repeated="1020"/>
        </table:table-row>
        <table:table-row table:style-name="ro1">
          <table:table-cell office:value-type="string">
            <text:p>9080/0</text:p>
          </table:table-cell>
          <table:table-cell office:value-type="string">
            <text:p>C62.9</text:p>
          </table:table-cell>
          <table:table-cell table:style-name="ce5" office:value-type="string">
            <text:p>C6355</text:p>
          </table:table-cell>
          <table:table-cell table:style-name="ce5" office:value-type="string">
            <text:p>Mature Testicular Teratoma</text:p>
          </table:table-cell>
          <table:table-cell table:number-columns-repeated="1020"/>
        </table:table-row>
        <table:table-row table:style-name="ro1">
          <table:table-cell office:value-type="string">
            <text:p>8581/1</text:p>
          </table:table-cell>
          <table:table-cell office:value-type="string">
            <text:p>C37.9</text:p>
          </table:table-cell>
          <table:table-cell office:value-type="string">
            <text:p>C6454</text:p>
          </table:table-cell>
          <table:table-cell office:value-type="string">
            <text:p>Thymoma Type A</text:p>
          </table:table-cell>
          <table:table-cell table:number-columns-repeated="1020"/>
        </table:table-row>
        <table:table-row table:style-name="ro1">
          <table:table-cell office:value-type="string">
            <text:p>8581/1</text:p>
          </table:table-cell>
          <table:table-cell office:value-type="string">
            <text:p>C76.1</text:p>
          </table:table-cell>
          <table:table-cell office:value-type="string">
            <text:p>C6454</text:p>
          </table:table-cell>
          <table:table-cell office:value-type="string">
            <text:p>Thymoma Type A</text:p>
          </table:table-cell>
          <table:table-cell table:number-columns-repeated="1020"/>
        </table:table-row>
        <table:table-row table:style-name="ro1">
          <table:table-cell office:value-type="string">
            <text:p>8811/3</text:p>
          </table:table-cell>
          <table:table-cell office:value-type="string">
            <text:p>C49.6</text:p>
          </table:table-cell>
          <table:table-cell table:style-name="ce4" office:value-type="string">
            <text:p>C6496</text:p>
          </table:table-cell>
          <table:table-cell table:style-name="ce4" office:value-type="string">
            <text:p>Myxofibrosarcoma</text:p>
          </table:table-cell>
          <table:table-cell table:number-columns-repeated="1020"/>
        </table:table-row>
        <table:table-row table:style-name="ro1">
          <table:table-cell office:value-type="string">
            <text:p>8811/3</text:p>
          </table:table-cell>
          <table:table-cell office:value-type="string">
            <text:p>C49.5</text:p>
          </table:table-cell>
          <table:table-cell table:style-name="ce4" office:value-type="string">
            <text:p>C6496</text:p>
          </table:table-cell>
          <table:table-cell table:style-name="ce4" office:value-type="string">
            <text:p>Myxofibrosarcoma</text:p>
          </table:table-cell>
          <table:table-cell table:number-columns-repeated="1020"/>
        </table:table-row>
        <table:table-row table:style-name="ro1">
          <table:table-cell office:value-type="string">
            <text:p>8811/3</text:p>
          </table:table-cell>
          <table:table-cell office:value-type="string">
            <text:p>C49.3</text:p>
          </table:table-cell>
          <table:table-cell table:style-name="ce4" office:value-type="string">
            <text:p>C6496</text:p>
          </table:table-cell>
          <table:table-cell table:style-name="ce4" office:value-type="string">
            <text:p>Myxofibrosarcoma</text:p>
          </table:table-cell>
          <table:table-cell table:number-columns-repeated="1020"/>
        </table:table-row>
        <table:table-row table:style-name="ro1">
          <table:table-cell office:value-type="string">
            <text:p>8811/3</text:p>
          </table:table-cell>
          <table:table-cell office:value-type="string">
            <text:p>C49.2</text:p>
          </table:table-cell>
          <table:table-cell table:style-name="ce4" office:value-type="string">
            <text:p>C6496</text:p>
          </table:table-cell>
          <table:table-cell table:style-name="ce4" office:value-type="string">
            <text:p>Myxofibrosarcoma</text:p>
          </table:table-cell>
          <table:table-cell table:number-columns-repeated="1020"/>
        </table:table-row>
        <table:table-row table:style-name="ro1">
          <table:table-cell office:value-type="string">
            <text:p>8811/3</text:p>
          </table:table-cell>
          <table:table-cell office:value-type="string">
            <text:p>C48.0</text:p>
          </table:table-cell>
          <table:table-cell table:style-name="ce4" office:value-type="string">
            <text:p>C6496</text:p>
          </table:table-cell>
          <table:table-cell table:style-name="ce4" office:value-type="string">
            <text:p>Myxofibrosarcoma</text:p>
          </table:table-cell>
          <table:table-cell table:number-columns-repeated="1020"/>
        </table:table-row>
        <table:table-row table:style-name="ro1">
          <table:table-cell office:value-type="string">
            <text:p>8851/3</text:p>
          </table:table-cell>
          <table:table-cell office:value-type="string">
            <text:p>C48.0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  <table:table-cell table:number-columns-repeated="1020"/>
        </table:table-row>
        <table:table-row table:style-name="ro1">
          <table:table-cell office:value-type="string">
            <text:p>8072/3</text:p>
          </table:table-cell>
          <table:table-cell office:value-type="string">
            <text:p>C32.9</text:p>
          </table:table-cell>
          <table:table-cell table:style-name="ce4" office:value-type="string">
            <text:p>C65173</text:p>
          </table:table-cell>
          <table:table-cell table:style-name="ce4" office:value-type="string">
            <text:p>Non-Keratinizing Large Cel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2/3</text:p>
          </table:table-cell>
          <table:table-cell office:value-type="string">
            <text:p>C13.9</text:p>
          </table:table-cell>
          <table:table-cell table:style-name="ce4" office:value-type="string">
            <text:p>C65173</text:p>
          </table:table-cell>
          <table:table-cell table:style-name="ce4" office:value-type="string">
            <text:p>Non-Keratinizing Large Cel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2/3</text:p>
          </table:table-cell>
          <table:table-cell office:value-type="string">
            <text:p>C01.9</text:p>
          </table:table-cell>
          <table:table-cell table:style-name="ce4" office:value-type="string">
            <text:p>C65173</text:p>
          </table:table-cell>
          <table:table-cell table:style-name="ce4" office:value-type="string">
            <text:p>Non-Keratinizing Large Cel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2/3</text:p>
          </table:table-cell>
          <table:table-cell office:value-type="string">
            <text:p>C09.9</text:p>
          </table:table-cell>
          <table:table-cell table:style-name="ce4" office:value-type="string">
            <text:p>C65173</text:p>
          </table:table-cell>
          <table:table-cell table:style-name="ce4" office:value-type="string">
            <text:p>Non-Keratinizing Large Cel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3/3</text:p>
          </table:table-cell>
          <table:table-cell office:value-type="string">
            <text:p>C34.2</text:p>
          </table:table-cell>
          <table:table-cell table:style-name="ce4" office:value-type="string">
            <text:p>C65175</text:p>
          </table:table-cell>
          <table:table-cell table:style-name="ce4" office:value-type="string">
            <text:p>Non-Keratinizing Small Cel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20.9</text:p>
          </table:table-cell>
          <table:table-cell table:style-name="ce4" office:value-type="string">
            <text:p>C65192</text:p>
          </table:table-cell>
          <table:table-cell table:style-name="ce4" office:value-type="string">
            <text:p>Rectal Tubular Ade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15.5</text:p>
          </table:table-cell>
          <table:table-cell table:style-name="ce4" office:value-type="string">
            <text:p>C65192</text:p>
          </table:table-cell>
          <table:table-cell table:style-name="ce4" office:value-type="string">
            <text:p>Tubular Adenocarcinoma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16.9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16.3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34.9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34.8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34.1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34.3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34.2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18.9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20.9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61.9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25.0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255/3</text:p>
          </table:table-cell>
          <table:table-cell office:value-type="string">
            <text:p>C54.1</text:p>
          </table:table-cell>
          <table:table-cell office:value-type="string">
            <text:p>C65197</text:p>
          </table:table-cell>
          <table:table-cell office:value-type="string">
            <text:p>Lung Adenocarcinoma with Mixed Bronchioloalveolar and Invasive Components</text:p>
          </table:table-cell>
          <table:table-cell table:number-columns-repeated="1020"/>
        </table:table-row>
        <table:table-row table:style-name="ro1">
          <table:table-cell office:value-type="string">
            <text:p>8335/3</text:p>
          </table:table-cell>
          <table:table-cell office:value-type="string">
            <text:p>C73.9</text:p>
          </table:table-cell>
          <table:table-cell table:style-name="ce4" office:value-type="string">
            <text:p>C65200</text:p>
          </table:table-cell>
          <table:table-cell table:style-name="ce4" office:value-type="string">
            <text:p>Thyroid Gland Follicular Carcinoma, Minimally Invasive</text:p>
          </table:table-cell>
          <table:table-cell table:number-columns-repeated="1020"/>
        </table:table-row>
        <table:table-row table:style-name="ro1">
          <table:table-cell office:value-type="string">
            <text:p>8574/3</text:p>
          </table:table-cell>
          <table:table-cell office:value-type="string">
            <text:p>C18.9</text:p>
          </table:table-cell>
          <table:table-cell table:style-name="ce4" office:value-type="string">
            <text:p>C66745</text:p>
          </table:table-cell>
          <table:table-cell table:style-name="ce4" office:value-type="string">
            <text:p>Adenocarcinoma with Neuroendocrine Differentiation</text:p>
          </table:table-cell>
          <table:table-cell table:number-columns-repeated="1020"/>
        </table:table-row>
        <table:table-row table:style-name="ro1">
          <table:table-cell office:value-type="string">
            <text:p>8770/3</text:p>
          </table:table-cell>
          <table:table-cell office:value-type="string">
            <text:p>C49.2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0/3</text:p>
          </table:table-cell>
          <table:table-cell office:value-type="string">
            <text:p>C69.3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0/3</text:p>
          </table:table-cell>
          <table:table-cell office:value-type="string">
            <text:p>C69.4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770/3</text:p>
          </table:table-cell>
          <table:table-cell office:value-type="string">
            <text:p>C69.8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  <table:table-cell table:number-columns-repeated="1020"/>
        </table:table-row>
        <table:table-row table:style-name="ro1">
          <table:table-cell office:value-type="string">
            <text:p>8482/3</text:p>
          </table:table-cell>
          <table:table-cell office:value-type="string">
            <text:p>C53.0</text:p>
          </table:table-cell>
          <table:table-cell table:style-name="ce4" office:value-type="string">
            <text:p>C66953</text:p>
          </table:table-cell>
          <table:table-cell table:style-name="ce4" office:value-type="string">
            <text:p>Mucinous Adenocarcinoma, Endocervical Type</text:p>
          </table:table-cell>
          <table:table-cell table:number-columns-repeated="1020"/>
        </table:table-row>
        <table:table-row table:style-name="ro1">
          <table:table-cell office:value-type="string">
            <text:p>8482/3</text:p>
          </table:table-cell>
          <table:table-cell office:value-type="string">
            <text:p>C53.9</text:p>
          </table:table-cell>
          <table:table-cell table:style-name="ce4" office:value-type="string">
            <text:p>C66953</text:p>
          </table:table-cell>
          <table:table-cell table:style-name="ce4" office:value-type="string">
            <text:p>Mucinous Adenocarcinoma, Endocervical Type</text:p>
          </table:table-cell>
          <table:table-cell table:number-columns-repeated="1020"/>
        </table:table-row>
        <table:table-row table:style-name="ro1">
          <table:table-cell office:value-type="string">
            <text:p>8013/3</text:p>
          </table:table-cell>
          <table:table-cell office:value-type="string">
            <text:p>C50.9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20"/>
        </table:table-row>
        <table:table-row table:style-name="ro1">
          <table:table-cell office:value-type="string">
            <text:p>8582/1</text:p>
          </table:table-cell>
          <table:table-cell office:value-type="string">
            <text:p>C38.1</text:p>
          </table:table-cell>
          <table:table-cell office:value-type="string">
            <text:p>C6885</text:p>
          </table:table-cell>
          <table:table-cell office:value-type="string">
            <text:p>Thymoma Type AB</text:p>
          </table:table-cell>
          <table:table-cell table:number-columns-repeated="1020"/>
        </table:table-row>
        <table:table-row table:style-name="ro1">
          <table:table-cell office:value-type="string">
            <text:p>8582/1</text:p>
          </table:table-cell>
          <table:table-cell office:value-type="string">
            <text:p>C37.9</text:p>
          </table:table-cell>
          <table:table-cell office:value-type="string">
            <text:p>C6885</text:p>
          </table:table-cell>
          <table:table-cell office:value-type="string">
            <text:p>Thymoma Type AB</text:p>
          </table:table-cell>
          <table:table-cell table:number-columns-repeated="1020"/>
        </table:table-row>
        <table:table-row table:style-name="ro1">
          <table:table-cell office:value-type="string">
            <text:p>8582/3</text:p>
          </table:table-cell>
          <table:table-cell office:value-type="string">
            <text:p>C38.1</text:p>
          </table:table-cell>
          <table:table-cell office:value-type="string">
            <text:p>C6886</text:p>
          </table:table-cell>
          <table:table-cell office:value-type="string">
            <text:p>Malignant Type AB Thymoma</text:p>
          </table:table-cell>
          <table:table-cell table:number-columns-repeated="1020"/>
        </table:table-row>
        <table:table-row table:style-name="ro1">
          <table:table-cell office:value-type="string">
            <text:p>8582/3</text:p>
          </table:table-cell>
          <table:table-cell office:value-type="string">
            <text:p>C37.9</text:p>
          </table:table-cell>
          <table:table-cell office:value-type="string">
            <text:p>C6886</text:p>
          </table:table-cell>
          <table:table-cell office:value-type="string">
            <text:p>Malignant Type AB Thymoma</text:p>
          </table:table-cell>
          <table:table-cell table:number-columns-repeated="1020"/>
        </table:table-row>
        <table:table-row table:style-name="ro1">
          <table:table-cell office:value-type="string">
            <text:p>8583/1</text:p>
          </table:table-cell>
          <table:table-cell office:value-type="string">
            <text:p>C37.9</text:p>
          </table:table-cell>
          <table:table-cell office:value-type="string">
            <text:p>C6887</text:p>
          </table:table-cell>
          <table:table-cell office:value-type="string">
            <text:p>Thymoma Type B1</text:p>
          </table:table-cell>
          <table:table-cell table:number-columns-repeated="1020"/>
        </table:table-row>
        <table:table-row table:style-name="ro1">
          <table:table-cell office:value-type="string">
            <text:p>8584/1</text:p>
          </table:table-cell>
          <table:table-cell office:value-type="string">
            <text:p>C37.9</text:p>
          </table:table-cell>
          <table:table-cell office:value-type="string">
            <text:p>C6888</text:p>
          </table:table-cell>
          <table:table-cell office:value-type="string">
            <text:p>Thymoma Type B2</text:p>
          </table:table-cell>
          <table:table-cell table:number-columns-repeated="1020"/>
        </table:table-row>
        <table:table-row table:style-name="ro1">
          <table:table-cell office:value-type="string">
            <text:p>8584/1</text:p>
          </table:table-cell>
          <table:table-cell office:value-type="string">
            <text:p>C38.1</text:p>
          </table:table-cell>
          <table:table-cell office:value-type="string">
            <text:p>C6888</text:p>
          </table:table-cell>
          <table:table-cell office:value-type="string">
            <text:p>Thymoma Type B2</text:p>
          </table:table-cell>
          <table:table-cell table:number-columns-repeated="1020"/>
        </table:table-row>
        <table:table-row table:style-name="ro1">
          <table:table-cell office:value-type="string">
            <text:p>8584/3</text:p>
          </table:table-cell>
          <table:table-cell office:value-type="string">
            <text:p>C37.9</text:p>
          </table:table-cell>
          <table:table-cell office:value-type="string">
            <text:p>C6889</text:p>
          </table:table-cell>
          <table:table-cell office:value-type="string">
            <text:p>Malignant Type B2 Thymoma</text:p>
          </table:table-cell>
          <table:table-cell table:number-columns-repeated="1020"/>
        </table:table-row>
        <table:table-row table:style-name="ro1">
          <table:table-cell office:value-type="string">
            <text:p>8584/3</text:p>
          </table:table-cell>
          <table:table-cell office:value-type="string">
            <text:p>C38.1</text:p>
          </table:table-cell>
          <table:table-cell office:value-type="string">
            <text:p>C6889</text:p>
          </table:table-cell>
          <table:table-cell office:value-type="string">
            <text:p>Malignant Type B2 Thymoma</text:p>
          </table:table-cell>
          <table:table-cell table:number-columns-repeated="1020"/>
        </table:table-row>
        <table:table-row table:style-name="ro1">
          <table:table-cell office:value-type="string">
            <text:p>8584/3</text:p>
          </table:table-cell>
          <table:table-cell office:value-type="string">
            <text:p>C38.3</text:p>
          </table:table-cell>
          <table:table-cell office:value-type="string">
            <text:p>C6889</text:p>
          </table:table-cell>
          <table:table-cell office:value-type="string">
            <text:p>Malignant Type B2 Thymoma</text:p>
          </table:table-cell>
          <table:table-cell table:number-columns-repeated="1020"/>
        </table:table-row>
        <table:table-row table:style-name="ro1">
          <table:table-cell office:value-type="string">
            <text:p>8260/3</text:p>
          </table:table-cell>
          <table:table-cell office:value-type="string">
            <text:p>C64</text:p>
          </table:table-cell>
          <table:table-cell office:value-type="string">
            <text:p>C6975</text:p>
          </table:table-cell>
          <table:table-cell office:value-type="string">
            <text:p>Papillary Renal Cell Carcinoma</text:p>
          </table:table-cell>
          <table:table-cell table:number-columns-repeated="1020"/>
        </table:table-row>
        <table:table-row table:style-name="ro1">
          <table:table-cell office:value-type="string">
            <text:p>8083/3</text:p>
          </table:table-cell>
          <table:table-cell office:value-type="string">
            <text:p>C15.5</text:p>
          </table:table-cell>
          <table:table-cell table:style-name="ce4" office:value-type="string">
            <text:p>C7032</text:p>
          </table:table-cell>
          <table:table-cell table:style-name="ce4" office:value-type="string">
            <text:p>Esophageal Basaloid Carcinoma</text:p>
          </table:table-cell>
          <table:table-cell table:number-columns-repeated="1020"/>
        </table:table-row>
        <table:table-row table:style-name="ro1">
          <table:table-cell office:value-type="string">
            <text:p>8252/3</text:p>
          </table:table-cell>
          <table:table-cell office:value-type="string">
            <text:p>C34.1</text:p>
          </table:table-cell>
          <table:table-cell table:style-name="ce4" office:value-type="string">
            <text:p>C7269</text:p>
          </table:table-cell>
          <table:table-cell table:style-name="ce4" office:value-type="string">
            <text:p>Minimally Invasive Lung Non-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252/3</text:p>
          </table:table-cell>
          <table:table-cell office:value-type="string">
            <text:p>C34.3</text:p>
          </table:table-cell>
          <table:table-cell table:style-name="ce4" office:value-type="string">
            <text:p>C7269</text:p>
          </table:table-cell>
          <table:table-cell table:style-name="ce4" office:value-type="string">
            <text:p>Minimally Invasive Lung Non-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252/3</text:p>
          </table:table-cell>
          <table:table-cell office:value-type="string">
            <text:p>C34.8</text:p>
          </table:table-cell>
          <table:table-cell table:style-name="ce4" office:value-type="string">
            <text:p>C7269</text:p>
          </table:table-cell>
          <table:table-cell table:style-name="ce4" office:value-type="string">
            <text:p>Minimally Invasive Lung Non-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253/3</text:p>
          </table:table-cell>
          <table:table-cell office:value-type="string">
            <text:p>C34.3</text:p>
          </table:table-cell>
          <table:table-cell table:style-name="ce4" office:value-type="string">
            <text:p>C7269</text:p>
          </table:table-cell>
          <table:table-cell table:style-name="ce4" office:value-type="string">
            <text:p>Minimally Invasive Lung Non-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253/3</text:p>
          </table:table-cell>
          <table:table-cell office:value-type="string">
            <text:p>C34.1</text:p>
          </table:table-cell>
          <table:table-cell table:style-name="ce4" office:value-type="string">
            <text:p>C7269</text:p>
          </table:table-cell>
          <table:table-cell table:style-name="ce4" office:value-type="string">
            <text:p>Minimally Invasive Lung Non-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9061/3</text:p>
          </table:table-cell>
          <table:table-cell office:value-type="string">
            <text:p>C62.9</text:p>
          </table:table-cell>
          <table:table-cell table:style-name="ce4" office:value-type="string">
            <text:p>C7328</text:p>
          </table:table-cell>
          <table:table-cell table:style-name="ce5" office:value-type="string">
            <text:p>Testicular Sem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54.1</text:p>
          </table:table-cell>
          <table:table-cell table:style-name="ce3" office:value-type="string">
            <text:p>C7359</text:p>
          </table:table-cell>
          <table:table-cell table:style-name="ce3" office:value-type="string">
            <text:p>Endometrial Adenocarcinoma</text:p>
          </table:table-cell>
          <table:table-cell table:number-columns-repeated="1020"/>
        </table:table-row>
        <table:table-row table:style-name="ro1">
          <table:table-cell office:value-type="string">
            <text:p>9050/3</text:p>
          </table:table-cell>
          <table:table-cell office:value-type="string">
            <text:p>C38.4</text:p>
          </table:table-cell>
          <table:table-cell table:style-name="ce4" office:value-type="string">
            <text:p>C7376</text:p>
          </table:table-cell>
          <table:table-cell table:style-name="ce4" office:value-type="string">
            <text:p>Pleural Malignant Mesothelioma</text:p>
          </table:table-cell>
          <table:table-cell table:number-columns-repeated="1020"/>
        </table:table-row>
        <table:table-row table:style-name="ro1">
          <table:table-cell office:value-type="string">
            <text:p>8340/3</text:p>
          </table:table-cell>
          <table:table-cell office:value-type="string">
            <text:p>C73.9</text:p>
          </table:table-cell>
          <table:table-cell table:style-name="ce4" office:value-type="string">
            <text:p>C7381</text:p>
          </table:table-cell>
          <table:table-cell table:style-name="ce4" office:value-type="string">
            <text:p>Follicular Variant Thyroid Gland Papillary Carcinoma, Infiltrative Subtype</text:p>
          </table:table-cell>
          <table:table-cell table:number-columns-repeated="1020"/>
        </table:table-row>
        <table:table-row table:style-name="ro1">
          <table:table-cell office:value-type="string">
            <text:p>8350/3</text:p>
          </table:table-cell>
          <table:table-cell office:value-type="string">
            <text:p>C73.9</text:p>
          </table:table-cell>
          <table:table-cell table:style-name="ce4" office:value-type="string">
            <text:p>C7427</text:p>
          </table:table-cell>
          <table:table-cell table:style-name="ce4" office:value-type="string">
            <text:p>Diffuse Sclerosing Variant Thyroid Gland Papillary Carcinoma</text:p>
          </table:table-cell>
          <table:table-cell table:number-columns-repeated="1020"/>
        </table:table-row>
        <table:table-row table:style-name="ro1">
          <table:table-cell office:value-type="string">
            <text:p>8503/3</text:p>
          </table:table-cell>
          <table:table-cell office:value-type="string">
            <text:p>C50.9</text:p>
          </table:table-cell>
          <table:table-cell office:value-type="string">
            <text:p>C7439</text:p>
          </table:table-cell>
          <table:table-cell table:style-name="ce4" office:value-type="string">
            <text:p>Intraductal Papillary Adenocarcinoma with Invasion</text:p>
          </table:table-cell>
          <table:table-cell table:number-columns-repeated="1020"/>
        </table:table-row>
        <table:table-row table:style-name="ro1">
          <table:table-cell office:value-type="string">
            <text:p>8586/3</text:p>
          </table:table-cell>
          <table:table-cell office:value-type="string">
            <text:p>C38.1</text:p>
          </table:table-cell>
          <table:table-cell office:value-type="string">
            <text:p>C7569</text:p>
          </table:table-cell>
          <table:table-cell office:value-type="string">
            <text:p>Thymic Carcinoma</text:p>
          </table:table-cell>
          <table:table-cell table:number-columns-repeated="1020"/>
        </table:table-row>
        <table:table-row table:style-name="ro1">
          <table:table-cell office:value-type="string">
            <text:p>8586/3</text:p>
          </table:table-cell>
          <table:table-cell office:value-type="string">
            <text:p>C37.9</text:p>
          </table:table-cell>
          <table:table-cell office:value-type="string">
            <text:p>C7569</text:p>
          </table:table-cell>
          <table:table-cell office:value-type="string">
            <text:p>Thymic Carcinoma</text:p>
          </table:table-cell>
          <table:table-cell table:number-columns-repeated="1020"/>
        </table:table-row>
        <table:table-row table:style-name="ro1">
          <table:table-cell office:value-type="string">
            <text:p>8461/3</text:p>
          </table:table-cell>
          <table:table-cell office:value-type="string">
            <text:p>C56.9</text:p>
          </table:table-cell>
          <table:table-cell office:value-type="string">
            <text:p>C7695</text:p>
          </table:table-cell>
          <table:table-cell office:value-type="string">
            <text:p>Primary Peritoneal Serous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461/3</text:p>
          </table:table-cell>
          <table:table-cell office:value-type="string">
            <text:p>C54.1</text:p>
          </table:table-cell>
          <table:table-cell office:value-type="string">
            <text:p>C7695</text:p>
          </table:table-cell>
          <table:table-cell office:value-type="string">
            <text:p>Primary Peritoneal Serous Papillary Adenocarcinoma</text:p>
          </table:table-cell>
          <table:table-cell table:number-columns-repeated="1020"/>
        </table:table-row>
        <table:table-row table:style-name="ro1">
          <table:table-cell office:value-type="string">
            <text:p>8541/3</text:p>
          </table:table-cell>
          <table:table-cell office:value-type="string">
            <text:p>C50.9</text:p>
          </table:table-cell>
          <table:table-cell table:style-name="ce4" office:value-type="string">
            <text:p>C7951</text:p>
          </table:table-cell>
          <table:table-cell table:style-name="ce4" office:value-type="string">
            <text:p>Paget Disease of the Breast with Invasive Ductal 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6</text:p>
          </table:table-cell>
          <table:table-cell table:style-name="ce4" office:value-type="string">
            <text:p>C7966</text:p>
          </table:table-cell>
          <table:table-cell table:style-name="ce4" office:value-type="string">
            <text:p>Colon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5</text:p>
          </table:table-cell>
          <table:table-cell table:style-name="ce4" office:value-type="string">
            <text:p>C7966</text:p>
          </table:table-cell>
          <table:table-cell table:style-name="ce4" office:value-type="string">
            <text:p>Colon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18.4</text:p>
          </table:table-cell>
          <table:table-cell table:style-name="ce4" office:value-type="string">
            <text:p>C7966</text:p>
          </table:table-cell>
          <table:table-cell table:style-name="ce4" office:value-type="string">
            <text:p>Colon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20.9</text:p>
          </table:table-cell>
          <table:table-cell table:style-name="ce4" office:value-type="string">
            <text:p>C7973</text:p>
          </table:table-cell>
          <table:table-cell table:style-name="ce4" office:value-type="string">
            <text:p>Rectal Mucinous Adenocarci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56</text:p>
          </table:table-cell>
          <table:table-cell office:value-type="string">
            <text:p>C7978</text:p>
          </table:table-cell>
          <table:table-cell office:value-type="string">
            <text:p>Ovarian 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441/3</text:p>
          </table:table-cell>
          <table:table-cell office:value-type="string">
            <text:p>C56.9</text:p>
          </table:table-cell>
          <table:table-cell office:value-type="string">
            <text:p>C7978</text:p>
          </table:table-cell>
          <table:table-cell office:value-type="string">
            <text:p>Ovarian 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9052/3</text:p>
          </table:table-cell>
          <table:table-cell office:value-type="string">
            <text:p>C34.9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  <table:table-cell table:number-columns-repeated="1020"/>
        </table:table-row>
        <table:table-row table:style-name="ro1">
          <table:table-cell office:value-type="string">
            <text:p>8583/3</text:p>
          </table:table-cell>
          <table:table-cell office:value-type="string">
            <text:p>C37.9</text:p>
          </table:table-cell>
          <table:table-cell office:value-type="string">
            <text:p>C7996</text:p>
          </table:table-cell>
          <table:table-cell office:value-type="string">
            <text:p>Malignant Type B1 Thymoma</text:p>
          </table:table-cell>
          <table:table-cell table:number-columns-repeated="1020"/>
        </table:table-row>
        <table:table-row table:style-name="ro1">
          <table:table-cell office:value-type="string">
            <text:p>8583/3</text:p>
          </table:table-cell>
          <table:table-cell office:value-type="string">
            <text:p>C38.1</text:p>
          </table:table-cell>
          <table:table-cell office:value-type="string">
            <text:p>C7996</text:p>
          </table:table-cell>
          <table:table-cell office:value-type="string">
            <text:p>Malignant Type B1 Thymoma</text:p>
          </table:table-cell>
          <table:table-cell table:number-columns-repeated="1020"/>
        </table:table-row>
        <table:table-row table:style-name="ro1">
          <table:table-cell office:value-type="string">
            <text:p>8585/3</text:p>
          </table:table-cell>
          <table:table-cell office:value-type="string">
            <text:p>C38.1</text:p>
          </table:table-cell>
          <table:table-cell office:value-type="string">
            <text:p>C7997</text:p>
          </table:table-cell>
          <table:table-cell office:value-type="string">
            <text:p>Thymoma Type B3</text:p>
          </table:table-cell>
          <table:table-cell table:number-columns-repeated="1020"/>
        </table:table-row>
        <table:table-row table:style-name="ro1">
          <table:table-cell office:value-type="string">
            <text:p>8585/3</text:p>
          </table:table-cell>
          <table:table-cell office:value-type="string">
            <text:p>C37.9</text:p>
          </table:table-cell>
          <table:table-cell office:value-type="string">
            <text:p>C7997</text:p>
          </table:table-cell>
          <table:table-cell office:value-type="string">
            <text:p>Thymoma Type B3</text:p>
          </table:table-cell>
          <table:table-cell table:number-columns-repeated="1020"/>
        </table:table-row>
        <table:table-row table:style-name="ro1">
          <table:table-cell office:value-type="string">
            <text:p>8581/3</text:p>
          </table:table-cell>
          <table:table-cell office:value-type="string">
            <text:p>C37.9</text:p>
          </table:table-cell>
          <table:table-cell office:value-type="string">
            <text:p>C7999</text:p>
          </table:table-cell>
          <table:table-cell office:value-type="string">
            <text:p>Malignant Type A Thymoma</text:p>
          </table:table-cell>
          <table:table-cell table:number-columns-repeated="1020"/>
        </table:table-row>
        <table:table-row table:style-name="ro1">
          <table:table-cell office:value-type="string">
            <text:p>8581/3</text:p>
          </table:table-cell>
          <table:table-cell office:value-type="string">
            <text:p>C38.1</text:p>
          </table:table-cell>
          <table:table-cell office:value-type="string">
            <text:p>C7999</text:p>
          </table:table-cell>
          <table:table-cell office:value-type="string">
            <text:p>Malignant Type A Thymoma</text:p>
          </table:table-cell>
          <table:table-cell table:number-columns-repeated="1020"/>
        </table:table-row>
        <table:table-row table:style-name="ro1">
          <table:table-cell office:value-type="string">
            <text:p>9071/3</text:p>
          </table:table-cell>
          <table:table-cell office:value-type="string">
            <text:p>C62.9</text:p>
          </table:table-cell>
          <table:table-cell table:style-name="ce5" office:value-type="string">
            <text:p>C8000</text:p>
          </table:table-cell>
          <table:table-cell table:style-name="ce5" office:value-type="string">
            <text:p>Testicular Yolk Sac Tumor</text:p>
          </table:table-cell>
          <table:table-cell table:number-columns-repeated="1020"/>
        </table:table-row>
        <table:table-row table:style-name="ro1">
          <table:table-cell office:value-type="string">
            <text:p>8310/3</text:p>
          </table:table-cell>
          <table:table-cell office:value-type="string">
            <text:p>C54.1</text:p>
          </table:table-cell>
          <table:table-cell table:style-name="ce4" office:value-type="string">
            <text:p>C8028</text:p>
          </table:table-cell>
          <table:table-cell table:style-name="ce4" office:value-type="string">
            <text:p>Endometrial Clear Cell Adenocarcinoma</text:p>
          </table:table-cell>
          <table:table-cell table:number-columns-repeated="1020"/>
        </table:table-row>
        <table:table-row table:style-name="ro1">
          <table:table-cell office:value-type="string">
            <text:p>8330/3</text:p>
          </table:table-cell>
          <table:table-cell office:value-type="string">
            <text:p>C73</text:p>
          </table:table-cell>
          <table:table-cell office:value-type="string">
            <text:p>C8054</text:p>
          </table:table-cell>
          <table:table-cell office:value-type="string">
            <text:p>Thyroid Gland Follicular Carcinoma</text:p>
          </table:table-cell>
          <table:table-cell table:number-columns-repeated="1020"/>
        </table:table-row>
        <table:table-row table:style-name="ro1">
          <table:table-cell office:value-type="string">
            <text:p>8330/3</text:p>
          </table:table-cell>
          <table:table-cell office:value-type="string">
            <text:p>C73.9</text:p>
          </table:table-cell>
          <table:table-cell office:value-type="string">
            <text:p>C8054</text:p>
          </table:table-cell>
          <table:table-cell office:value-type="string">
            <text:p>Thyroid Gland Follicular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5.0</text:p>
          </table:table-cell>
          <table:table-cell table:style-name="ce3" office:value-type="string">
            <text:p>C8170</text:p>
          </table:table-cell>
          <table:table-cell table:style-name="ce5" office:value-type="string">
            <text:p>Hard Palate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3.1</text:p>
          </table:table-cell>
          <table:table-cell table:style-name="ce3" office:value-type="string">
            <text:p>C8171</text:p>
          </table:table-cell>
          <table:table-cell table:style-name="ce3" office:value-type="string">
            <text:p>Lower Gingiv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3.0</text:p>
          </table:table-cell>
          <table:table-cell table:style-name="ce3" office:value-type="string">
            <text:p>C8173</text:p>
          </table:table-cell>
          <table:table-cell table:style-name="ce3" office:value-type="string">
            <text:p>Upper Gingiv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0</text:p>
          </table:table-cell>
          <table:table-cell office:value-type="string">
            <text:p>C8181</text:p>
          </table:table-cell>
          <table:table-cell office:value-type="string">
            <text:p>Oropharyn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10.9</text:p>
          </table:table-cell>
          <table:table-cell table:style-name="ce6" office:value-type="string">
            <text:p>C8181</text:p>
          </table:table-cell>
          <table:table-cell table:style-name="ce6" office:value-type="string">
            <text:p>Oropharyngeal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070/3</text:p>
          </table:table-cell>
          <table:table-cell office:value-type="string">
            <text:p>C09.9</text:p>
          </table:table-cell>
          <table:table-cell table:style-name="ce3" office:value-type="string">
            <text:p>C8183</text:p>
          </table:table-cell>
          <table:table-cell table:style-name="ce3" office:value-type="string">
            <text:p>Tonsillar Squamous Cell 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25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25.0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25.1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25.2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25.8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25.9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20"/>
        </table:table-row>
        <table:table-row table:style-name="ro1">
          <table:table-cell office:value-type="string">
            <text:p>8460/3</text:p>
          </table:table-cell>
          <table:table-cell office:value-type="string">
            <text:p>C48.1</text:p>
          </table:table-cell>
          <table:table-cell table:style-name="ce4" office:value-type="string">
            <text:p>C8377</text:p>
          </table:table-cell>
          <table:table-cell table:style-name="ce4" office:value-type="string">
            <text:p>Papillary 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460/3</text:p>
          </table:table-cell>
          <table:table-cell office:value-type="string">
            <text:p>C54.1</text:p>
          </table:table-cell>
          <table:table-cell table:style-name="ce4" office:value-type="string">
            <text:p>C8377</text:p>
          </table:table-cell>
          <table:table-cell table:style-name="ce4" office:value-type="string">
            <text:p>Papillary 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460/3</text:p>
          </table:table-cell>
          <table:table-cell office:value-type="string">
            <text:p>C56.9</text:p>
          </table:table-cell>
          <table:table-cell table:style-name="ce4" office:value-type="string">
            <text:p>C8377</text:p>
          </table:table-cell>
          <table:table-cell table:style-name="ce4" office:value-type="string">
            <text:p>Papillary Serous Cystadenocarcinoma</text:p>
          </table:table-cell>
          <table:table-cell table:number-columns-repeated="1020"/>
        </table:table-row>
        <table:table-row table:style-name="ro1">
          <table:table-cell office:value-type="string">
            <text:p>8720/3</text:p>
          </table:table-cell>
          <table:table-cell office:value-type="string">
            <text:p>C50.9</text:p>
          </table:table-cell>
          <table:table-cell table:style-name="ce4" office:value-type="string">
            <text:p>C8410</text:p>
          </table:table-cell>
          <table:table-cell table:style-name="ce4" office:value-type="string">
            <text:p>Breast Melanoma</text:p>
          </table:table-cell>
          <table:table-cell table:number-columns-repeated="1020"/>
        </table:table-row>
        <table:table-row table:style-name="ro1">
          <table:table-cell office:value-type="string">
            <text:p>8680/3</text:p>
          </table:table-cell>
          <table:table-cell office:value-type="string">
            <text:p>C74.9</text:p>
          </table:table-cell>
          <table:table-cell table:style-name="ce4" office:value-type="string">
            <text:p>C8559</text:p>
          </table:table-cell>
          <table:table-cell table:style-name="ce4" office:value-type="string">
            <text:p>Malignant Paraganglioma</text:p>
          </table:table-cell>
          <table:table-cell table:number-columns-repeated="1020"/>
        </table:table-row>
        <table:table-row table:style-name="ro1">
          <table:table-cell office:value-type="string">
            <text:p>8680/3</text:p>
          </table:table-cell>
          <table:table-cell office:value-type="string">
            <text:p>C72.9</text:p>
          </table:table-cell>
          <table:table-cell table:style-name="ce4" office:value-type="string">
            <text:p>C8559</text:p>
          </table:table-cell>
          <table:table-cell table:style-name="ce4" office:value-type="string">
            <text:p>Malignant Paragangli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7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1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7.4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7.0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7.3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7.2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49.0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49.9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41.0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17.1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17.9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1.7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48.1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62.9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08.0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1.6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77.1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38.1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9680/3</text:p>
          </table:table-cell>
          <table:table-cell office:value-type="string">
            <text:p>C18.9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20"/>
        </table:table-row>
        <table:table-row table:style-name="ro1">
          <table:table-cell office:value-type="string">
            <text:p>8800/3</text:p>
          </table:table-cell>
          <table:table-cell office:value-type="string">
            <text:p>C48.0</text:p>
          </table:table-cell>
          <table:table-cell office:value-type="string">
            <text:p>C9118</text:p>
          </table:table-cell>
          <table:table-cell office:value-type="string">
            <text:p>Sarcoma</text:p>
          </table:table-cell>
          <table:table-cell table:number-columns-repeated="1020"/>
        </table:table-row>
        <table:table-row table:style-name="ro1">
          <table:table-cell office:value-type="string">
            <text:p>8510/3</text:p>
          </table:table-cell>
          <table:table-cell office:value-type="string">
            <text:p>C50.9</text:p>
          </table:table-cell>
          <table:table-cell table:style-name="ce4" office:value-type="string">
            <text:p>C9119</text:p>
          </table:table-cell>
          <table:table-cell table:style-name="ce4" office:value-type="string">
            <text:p>Medullary Breast 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50</text:p>
          </table:table-cell>
          <table:table-cell office:value-type="string">
            <text:p>C9131</text:p>
          </table:table-cell>
          <table:table-cell office:value-type="string">
            <text:p>Mucinous Breast Carcinoma</text:p>
          </table:table-cell>
          <table:table-cell table:number-columns-repeated="1020"/>
        </table:table-row>
        <table:table-row table:style-name="ro1">
          <table:table-cell office:value-type="string">
            <text:p>8480/3</text:p>
          </table:table-cell>
          <table:table-cell office:value-type="string">
            <text:p>C50.9</text:p>
          </table:table-cell>
          <table:table-cell office:value-type="string">
            <text:p>C9131</text:p>
          </table:table-cell>
          <table:table-cell office:value-type="string">
            <text:p>Mucinous Breast Carcinoma</text:p>
          </table:table-cell>
          <table:table-cell table:number-columns-repeated="1020"/>
        </table:table-row>
        <table:table-row table:style-name="ro1">
          <table:table-cell office:value-type="string">
            <text:p>8050/3</text:p>
          </table:table-cell>
          <table:table-cell office:value-type="string">
            <text:p>C50.9</text:p>
          </table:table-cell>
          <table:table-cell table:style-name="ce6" office:value-type="string">
            <text:p>C9134</text:p>
          </table:table-cell>
          <table:table-cell table:style-name="ce6" office:value-type="string">
            <text:p>Papillary Breast Carcinoma</text:p>
          </table:table-cell>
          <table:table-cell table:number-columns-repeated="1020"/>
        </table:table-row>
        <table:table-row table:style-name="ro1">
          <table:table-cell office:value-type="string">
            <text:p>8211/3</text:p>
          </table:table-cell>
          <table:table-cell office:value-type="string">
            <text:p>C50.9</text:p>
          </table:table-cell>
          <table:table-cell table:style-name="ce4" office:value-type="string">
            <text:p>C9135</text:p>
          </table:table-cell>
          <table:table-cell table:style-name="ce4" office:value-type="string">
            <text:p>Tubular Breast Carcinoma</text:p>
          </table:table-cell>
          <table:table-cell table:number-columns-repeated="1020"/>
        </table:table-row>
        <table:table-row table:style-name="ro1">
          <table:table-cell office:value-type="string">
            <text:p>8742/3</text:p>
          </table:table-cell>
          <table:table-cell office:value-type="string">
            <text:p>C49.2</text:p>
          </table:table-cell>
          <table:table-cell office:value-type="string">
            <text:p>C9151</text:p>
          </table:table-cell>
          <table:table-cell office:value-type="string">
            <text:p>Lentigo Maligna Melanoma</text:p>
          </table:table-cell>
          <table:table-cell table:number-columns-repeated="1020"/>
        </table:table-row>
        <table:table-row table:style-name="ro1">
          <table:table-cell office:value-type="string">
            <text:p>8742/3</text:p>
          </table:table-cell>
          <table:table-cell office:value-type="string">
            <text:p>C44.2</text:p>
          </table:table-cell>
          <table:table-cell office:value-type="string">
            <text:p>C9151</text:p>
          </table:table-cell>
          <table:table-cell office:value-type="string">
            <text:p>Lentigo Maligna Melanoma</text:p>
          </table:table-cell>
          <table:table-cell table:number-columns-repeated="1020"/>
        </table:table-row>
        <table:table-row table:style-name="ro1">
          <table:table-cell office:value-type="string">
            <text:p>8743/3</text:p>
          </table:table-cell>
          <table:table-cell office:value-type="string">
            <text:p>C77.4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  <table:table-cell table:number-columns-repeated="1020"/>
        </table:table-row>
        <table:table-row table:style-name="ro1">
          <table:table-cell office:value-type="string">
            <text:p>8743/3</text:p>
          </table:table-cell>
          <table:table-cell office:value-type="string">
            <text:p>C44.6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  <table:table-cell table:number-columns-repeated="1020"/>
        </table:table-row>
        <table:table-row table:style-name="ro1">
          <table:table-cell office:value-type="string">
            <text:p>8743/3</text:p>
          </table:table-cell>
          <table:table-cell office:value-type="string">
            <text:p>C49.2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  <table:table-cell table:number-columns-repeated="1020"/>
        </table:table-row>
        <table:table-row table:style-name="ro1">
          <table:table-cell office:value-type="string">
            <text:p>8743/3</text:p>
          </table:table-cell>
          <table:table-cell office:value-type="string">
            <text:p>C44.5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  <table:table-cell table:number-columns-repeated="1020"/>
        </table:table-row>
        <table:table-row table:style-name="ro1">
          <table:table-cell office:value-type="string">
            <text:p>8144/3</text:p>
          </table:table-cell>
          <table:table-cell office:value-type="string">
            <text:p>C16.9</text:p>
          </table:table-cell>
          <table:table-cell table:style-name="ce3" office:value-type="string">
            <text:p>C9157</text:p>
          </table:table-cell>
          <table:table-cell table:style-name="ce3" office:value-type="string">
            <text:p>Gastric Intestinal-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4/3</text:p>
          </table:table-cell>
          <table:table-cell office:value-type="string">
            <text:p>C16.2</text:p>
          </table:table-cell>
          <table:table-cell table:style-name="ce3" office:value-type="string">
            <text:p>C9157</text:p>
          </table:table-cell>
          <table:table-cell table:style-name="ce3" office:value-type="string">
            <text:p>Gastric Intestinal-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4/3</text:p>
          </table:table-cell>
          <table:table-cell office:value-type="string">
            <text:p>C16.3</text:p>
          </table:table-cell>
          <table:table-cell table:style-name="ce4" office:value-type="string">
            <text:p>C9157</text:p>
          </table:table-cell>
          <table:table-cell table:style-name="ce4" office:value-type="string">
            <text:p>Gastric Intestinal-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4/3</text:p>
          </table:table-cell>
          <table:table-cell office:value-type="string">
            <text:p>C16.0</text:p>
          </table:table-cell>
          <table:table-cell table:style-name="ce4" office:value-type="string">
            <text:p>C9157</text:p>
          </table:table-cell>
          <table:table-cell table:style-name="ce4" office:value-type="string">
            <text:p>Gastric Intestinal-Type Adenocarcinoma</text:p>
          </table:table-cell>
          <table:table-cell table:number-columns-repeated="1020"/>
        </table:table-row>
        <table:table-row table:style-name="ro1">
          <table:table-cell office:value-type="string">
            <text:p>8144/3</text:p>
          </table:table-cell>
          <table:table-cell office:value-type="string">
            <text:p>C16.1</text:p>
          </table:table-cell>
          <table:table-cell table:style-name="ce4" office:value-type="string">
            <text:p>C9157</text:p>
          </table:table-cell>
          <table:table-cell table:style-name="ce4" office:value-type="string">
            <text:p>Gastric Intestinal-Type Adenocarcinoma</text:p>
          </table:table-cell>
          <table:table-cell table:number-columns-repeated="1020"/>
        </table:table-row>
        <table:table-row table:style-name="ro1">
          <table:table-cell office:value-type="string">
            <text:p>8950/3</text:p>
          </table:table-cell>
          <table:table-cell office:value-type="string">
            <text:p>C55.9</text:p>
          </table:table-cell>
          <table:table-cell table:style-name="ce4" office:value-type="string">
            <text:p>C9180</text:p>
          </table:table-cell>
          <table:table-cell table:style-name="ce4" office:value-type="string">
            <text:p>Uterine Carcinosarcoma</text:p>
          </table:table-cell>
          <table:table-cell table:number-columns-repeated="1020"/>
        </table:table-row>
        <table:table-row table:style-name="ro1">
          <table:table-cell office:value-type="string">
            <text:p>8950/3</text:p>
          </table:table-cell>
          <table:table-cell office:value-type="string">
            <text:p>C54.9</text:p>
          </table:table-cell>
          <table:table-cell table:style-name="ce4" office:value-type="string">
            <text:p>C9180</text:p>
          </table:table-cell>
          <table:table-cell table:style-name="ce11" office:value-type="string">
            <text:p>Uterine Corpus Carcinosarcoma</text:p>
          </table:table-cell>
          <table:table-cell table:number-columns-repeated="1020"/>
        </table:table-row>
        <table:table-row table:style-name="ro1">
          <table:table-cell office:value-type="string">
            <text:p>8950/3</text:p>
          </table:table-cell>
          <table:table-cell office:value-type="string">
            <text:p>C54.1</text:p>
          </table:table-cell>
          <table:table-cell table:style-name="ce4" office:value-type="string">
            <text:p>C9180</text:p>
          </table:table-cell>
          <table:table-cell table:style-name="ce11" office:value-type="string">
            <text:p>Uterine Corpus Carcinosarcoma</text:p>
          </table:table-cell>
          <table:table-cell table:number-columns-repeated="1020"/>
        </table:table-row>
        <table:table-row table:style-name="ro1">
          <table:table-cell office:value-type="string">
            <text:p>8950/3</text:p>
          </table:table-cell>
          <table:table-cell office:value-type="string">
            <text:p>C54.3</text:p>
          </table:table-cell>
          <table:table-cell table:style-name="ce4" office:value-type="string">
            <text:p>C9180</text:p>
          </table:table-cell>
          <table:table-cell table:style-name="ce11" office:value-type="string">
            <text:p>Uterine Corpus Carcinosarcoma</text:p>
          </table:table-cell>
          <table:table-cell table:number-columns-repeated="1020"/>
        </table:table-row>
        <table:table-row table:style-name="ro1">
          <table:table-cell office:value-type="string">
            <text:p>8950/3</text:p>
          </table:table-cell>
          <table:table-cell office:value-type="string">
            <text:p>C54.2</text:p>
          </table:table-cell>
          <table:table-cell table:style-name="ce4" office:value-type="string">
            <text:p>C9180</text:p>
          </table:table-cell>
          <table:table-cell table:style-name="ce11" office:value-type="string">
            <text:p>Uterine Corpus Carcinosarcoma</text:p>
          </table:table-cell>
          <table:table-cell table:number-columns-repeated="1020"/>
        </table:table-row>
        <table:table-row table:style-name="ro1">
          <table:table-cell office:value-type="string">
            <text:p>8980/3</text:p>
          </table:table-cell>
          <table:table-cell office:value-type="string">
            <text:p>C54.0</text:p>
          </table:table-cell>
          <table:table-cell table:style-name="ce4" office:value-type="string">
            <text:p>C9180</text:p>
          </table:table-cell>
          <table:table-cell table:style-name="ce5" office:value-type="string">
            <text:p>Uterine Corpus Carcinosarcoma</text:p>
          </table:table-cell>
          <table:table-cell table:number-columns-repeated="1020"/>
        </table:table-row>
        <table:table-row table:style-name="ro1">
          <table:table-cell office:value-type="string">
            <text:p>8980/3</text:p>
          </table:table-cell>
          <table:table-cell office:value-type="string">
            <text:p>C54.1</text:p>
          </table:table-cell>
          <table:table-cell table:style-name="ce4" office:value-type="string">
            <text:p>C9180</text:p>
          </table:table-cell>
          <table:table-cell table:style-name="ce5" office:value-type="string">
            <text:p>Uterine Corpus Carcinosarcoma</text:p>
          </table:table-cell>
          <table:table-cell table:number-columns-repeated="1020"/>
        </table:table-row>
        <table:table-row table:style-name="ro1">
          <table:table-cell office:value-type="string">
            <text:p>8980/3</text:p>
          </table:table-cell>
          <table:table-cell office:value-type="string">
            <text:p>C54.3</text:p>
          </table:table-cell>
          <table:table-cell table:style-name="ce4" office:value-type="string">
            <text:p>C9180</text:p>
          </table:table-cell>
          <table:table-cell table:style-name="ce5" office:value-type="string">
            <text:p>Uterine Corpus Carcinosarcoma</text:p>
          </table:table-cell>
          <table:table-cell table:number-columns-repeated="1020"/>
        </table:table-row>
        <table:table-row table:style-name="ro1">
          <table:table-cell office:value-type="string">
            <text:p>8821/1</text:p>
          </table:table-cell>
          <table:table-cell office:value-type="string">
            <text:p>C49</text:p>
          </table:table-cell>
          <table:table-cell office:value-type="string">
            <text:p>C9182</text:p>
          </table:table-cell>
          <table:table-cell office:value-type="string">
            <text:p>Desmoid-Type Fibromatosis</text:p>
          </table:table-cell>
          <table:table-cell table:number-columns-repeated="1020"/>
        </table:table-row>
        <table:table-row table:style-name="ro1">
          <table:table-cell office:value-type="string">
            <text:p>8821/1</text:p>
          </table:table-cell>
          <table:table-cell office:value-type="string">
            <text:p>C49.3</text:p>
          </table:table-cell>
          <table:table-cell office:value-type="string">
            <text:p>C9182</text:p>
          </table:table-cell>
          <table:table-cell office:value-type="string">
            <text:p>Desmoid-Type Fibromatosis</text:p>
          </table:table-cell>
          <table:table-cell table:number-columns-repeated="1020"/>
        </table:table-row>
        <table:table-row table:style-name="ro1">
          <table:table-cell office:value-type="string">
            <text:p>8370/3</text:p>
          </table:table-cell>
          <table:table-cell office:value-type="string">
            <text:p>C74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20"/>
        </table:table-row>
        <table:table-row table:style-name="ro1">
          <table:table-cell office:value-type="string">
            <text:p>8370/3</text:p>
          </table:table-cell>
          <table:table-cell office:value-type="string">
            <text:p>C74.0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20"/>
        </table:table-row>
        <table:table-row table:style-name="ro1">
          <table:table-cell office:value-type="string">
            <text:p>8140/3</text:p>
          </table:table-cell>
          <table:table-cell office:value-type="string">
            <text:p>C20.9</text:p>
          </table:table-cell>
          <table:table-cell table:style-name="ce3" office:value-type="string">
            <text:p>C9383</text:p>
          </table:table-cell>
          <table:table-cell table:style-name="ce3" office:value-type="string">
            <text:p>Rectal Adenocarcinoma</text:p>
          </table:table-cell>
          <table:table-cell table:number-columns-repeated="1020"/>
        </table:table-row>
        <table:table-row table:style-name="ro2">
          <table:table-cell office:value-type="string">
            <text:p>8312/3</text:p>
          </table:table-cell>
          <table:table-cell office:value-type="string">
            <text:p>C64</text:p>
          </table:table-cell>
          <table:table-cell office:value-type="string">
            <text:p>C9385</text:p>
          </table:table-cell>
          <table:table-cell office:value-type="string">
            <text:p>Renal Cell Carcinoma</text:p>
          </table:table-cell>
          <table:table-cell table:number-columns-repeated="1020"/>
        </table:table-row>
        <table:table-row table:style-name="ro1">
          <table:table-cell office:value-type="string">
            <text:p>8312/3</text:p>
          </table:table-cell>
          <table:table-cell office:value-type="string">
            <text:p>C64.9</text:p>
          </table:table-cell>
          <table:table-cell office:value-type="string">
            <text:p>C9385</text:p>
          </table:table-cell>
          <table:table-cell office:value-type="string">
            <text:p>Renal Cell Carcinoma</text:p>
          </table:table-cell>
          <table:table-cell table:number-columns-repeated="1020"/>
        </table:table-row>
        <table:table-row table:style-name="ro1">
          <table:table-cell office:value-type="string">
            <text:p>9401/3</text:p>
          </table:table-cell>
          <table:table-cell office:value-type="string">
            <text:p>C71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20"/>
        </table:table-row>
        <table:table-row table:style-name="ro1">
          <table:table-cell office:value-type="string">
            <text:p>9401/3</text:p>
          </table:table-cell>
          <table:table-cell office:value-type="string">
            <text:p>C71.0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20"/>
        </table:table-row>
        <table:table-row table:style-name="ro1">
          <table:table-cell office:value-type="string">
            <text:p>9401/3</text:p>
          </table:table-cell>
          <table:table-cell office:value-type="string">
            <text:p>C71.4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20"/>
        </table:table-row>
        <table:table-row table:style-name="ro1">
          <table:table-cell office:value-type="string">
            <text:p>9401/3</text:p>
          </table:table-cell>
          <table:table-cell office:value-type="string">
            <text:p>C71.9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20"/>
        </table:table-row>
        <table:table-row table:style-name="ro1">
          <table:table-cell office:value-type="string">
            <text:p>8370/1</text:p>
          </table:table-cell>
          <table:table-cell office:value-type="string">
            <text:p>C74.0</text:p>
          </table:table-cell>
          <table:table-cell table:number-columns-repeated="1022"/>
        </table:table-row>
        <table:table-row table:style-name="ro1">
          <table:table-cell office:value-type="string">
            <text:p>8521/1</text:p>
          </table:table-cell>
          <table:table-cell office:value-type="string">
            <text:p>C38.1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ot reported</text:p>
          </table:table-cell>
          <table:table-cell table:number-columns-repeated="1022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6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4/09/2019</text:date>, <text:time>11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9-04-09T11:01:13</dc:date>
    <dc:creator>Paula Carrio</dc:creator>
    <meta:editing-duration>P1DT20M33S</meta:editing-duration>
    <meta:editing-cycles>6</meta:editing-cycles>
    <meta:document-statistic meta:table-count="1" meta:cell-count="2474" meta:object-count="0"/>
  </office:meta>
</office:document-meta>
</file>